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76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31.75pt"/>
    </style:style>
    <style:style style:name="co6" style:family="table-column">
      <style:table-column-properties fo:break-before="auto" style:column-width="132.6pt"/>
    </style:style>
    <style:style style:name="co7" style:family="table-column">
      <style:table-column-properties fo:break-before="auto" style:column-width="69.05pt"/>
    </style:style>
    <style:style style:name="co8" style:family="table-column">
      <style:table-column-properties fo:break-before="auto" style:column-width="51.59pt"/>
    </style:style>
    <style:style style:name="co9" style:family="table-column">
      <style:table-column-properties fo:break-before="auto" style:column-width="89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1_20_metro">
      <style:table-properties table:display="true" style:writing-mode="lr-tb"/>
    </style:style>
    <style:style style:name="ta2" style:family="table" style:master-page-name="PageStyle_5f_5_20_metri">
      <style:table-properties table:display="true" style:writing-mode="lr-tb"/>
    </style:style>
    <style:style style:name="ta3" style:family="table" style:master-page-name="PageStyle_5f_10_20_metri">
      <style:table-properties table:display="true" style:writing-mode="lr-tb"/>
    </style:style>
    <style:style style:name="ta4" style:family="table" style:master-page-name="PageStyle_5f_15_20_metri">
      <style:table-properties table:display="true" style:writing-mode="lr-tb"/>
    </style:style>
    <style:style style:name="ta5" style:family="table" style:master-page-name="PageStyle_5f_20_20_metri">
      <style:table-properties table:display="true" style:writing-mode="lr-tb"/>
    </style:style>
    <style:style style:name="ta6" style:family="table" style:master-page-name="PageStyle_5f_25_20_metri">
      <style:table-properties table:display="true" style:writing-mode="lr-tb"/>
    </style:style>
    <style:style style:name="ta7" style:family="table" style:master-page-name="PageStyle_5f_30_20_metri">
      <style:table-properties table:display="true" style:writing-mode="lr-tb"/>
    </style:style>
    <style:style style:name="ta8" style:family="table" style:master-page-name="PageStyle_5f_35_20_metri">
      <style:table-properties table:display="true" style:writing-mode="lr-tb"/>
    </style:style>
    <style:style style:name="ta9" style:family="table" style:master-page-name="PageStyle_5f_media_20_e_20_grafici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3" style:family="table-cell" style:parent-style-name="Default" style:data-style-name="N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 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1m di distanza <text:s/>rssi channel=113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" office:value-type="float" office:value="-42" calcext:value-type="float">
            <text:p>-42</text:p>
          </table:table-cell>
          <table:table-cell table:number-columns-repeated="4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5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-45" calcext:value-type="float">
            <text:p>-45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4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4" calcext:value-type="float">
            <text:p>-34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-43" calcext:value-type="float">
            <text:p>-43</text:p>
          </table:table-cell>
          <table:table-cell table:number-columns-repeated="5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5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-41" calcext:value-type="float">
            <text:p>-41</text:p>
          </table:table-cell>
          <table:table-cell table:number-columns-repeated="5" office:value-type="float" office:value="-42" calcext:value-type="float">
            <text:p>-4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-41" calcext:value-type="float">
            <text:p>-41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4" calcext:value-type="float">
            <text:p>-34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-44" calcext:value-type="float">
            <text:p>-44</text:p>
          </table:table-cell>
          <table:table-cell table:number-columns-repeated="5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-41" calcext:value-type="float">
            <text:p>-41</text:p>
          </table:table-cell>
          <table:table-cell table:number-columns-repeated="3"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-45" calcext:value-type="float">
            <text:p>-45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-43" calcext:value-type="float">
            <text:p>-43</text:p>
          </table:table-cell>
          <table:table-cell table:number-columns-repeated="4"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3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3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-45" calcext:value-type="float">
            <text:p>-45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3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AVERAGE([.B2:.B101])" office:value-type="float" office:value="-42.8" calcext:value-type="float">
            <text:p>-42.8</text:p>
          </table:table-cell>
          <table:table-cell table:formula="of:=AVERAGE([.C2:.C101])" office:value-type="float" office:value="-41.77" calcext:value-type="float">
            <text:p>-41.77</text:p>
          </table:table-cell>
          <table:table-cell table:formula="of:=AVERAGE([.D2:.D101])" office:value-type="float" office:value="-42.59" calcext:value-type="float">
            <text:p>-42.59</text:p>
          </table:table-cell>
          <table:table-cell table:formula="of:=AVERAGE([.E2:.E101])" office:value-type="float" office:value="-41.68" calcext:value-type="float">
            <text:p>-41.68</text:p>
          </table:table-cell>
          <table:table-cell table:formula="of:=AVERAGE([.F2:.F101])" office:value-type="float" office:value="-41.69" calcext:value-type="float">
            <text:p>-41.69</text:p>
          </table:table-cell>
          <table:table-cell table:formula="of:=AVERAGE([.G2:.G101])" office:value-type="float" office:value="-41.96" calcext:value-type="float">
            <text:p>-41.96</text:p>
          </table:table-cell>
          <table:table-cell table:formula="of:=AVERAGE([.H2:.H101])" office:value-type="float" office:value="-40.9" calcext:value-type="float">
            <text:p>-40.9</text:p>
          </table:table-cell>
          <table:table-cell table:formula="of:=AVERAGE([.I2:.I101])" office:value-type="float" office:value="-40.66" calcext:value-type="float">
            <text:p>-40.66</text:p>
          </table:table-cell>
          <table:table-cell table:formula="of:=AVERAGE([.J2:.J101])" office:value-type="float" office:value="-39.35" calcext:value-type="float">
            <text:p>-39.35</text:p>
          </table:table-cell>
          <table:table-cell table:formula="of:=AVERAGE([.K2:.K101])" office:value-type="float" office:value="-35.11" calcext:value-type="float">
            <text:p>-35.11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'1 m'.N128" table:end-x="0.71pt" table:end-y="9.72pt" draw:z-index="0" draw:name="Chart 1" draw:style-name="gr1" draw:text-style-name="P1" svg:width="442.06pt" svg:height="299.57pt" svg:x="41.24pt" svg:y="10.2pt">
              <draw:object draw:notify-on-update-of-ranges="'1 m'.B103:'1 m'.K1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 m" table:style-name="ta2">
        <office:forms form:automatic-focus="false" form:apply-design-mode="false"/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94'</text:p>
          </table:table-cell>
          <table:table-cell office:value-type="string" calcext:value-type="string">
            <text:p>Channel RSSI '-111'</text:p>
          </table:table-cell>
          <table:table-cell table:number-columns-repeated="3"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53" calcext:value-type="float">
            <text:p>-53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 m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1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1'</text:p>
          </table:table-cell>
          <table:table-cell table:number-columns-repeated="3"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77" calcext:value-type="float">
            <text:p>-77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9" calcext:value-type="float">
            <text:p>-7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 m" table:style-name="ta4">
        <office:forms form:automatic-focus="false" form:apply-design-mode="false"/>
        <table:table-column table:style-name="co6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1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94'</text:p>
          </table:table-cell>
          <table:table-cell office:value-type="string" calcext:value-type="string">
            <text:p>Channel RSSI '-107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table:number-columns-repeated="4" office:value-type="float" office:value="-63" calcext:value-type="float">
            <text:p>-63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 m" table:style-name="ta5">
        <office:forms form:automatic-focus="false" form:apply-design-mode="false"/>
        <table:table-column table:style-name="co6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2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91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91'</text:p>
          </table:table-cell>
          <table:table-cell table:number-columns-repeated="2"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80" calcext:value-type="float">
            <text:p>-80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9" calcext:value-type="float">
            <text:p>-7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85" calcext:value-type="float">
            <text:p>-8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metri" table:style-name="ta6">
        <office:forms form:automatic-focus="false" form:apply-design-mode="false"/>
        <table:table-column table:style-name="co6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2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5'</text:p>
          </table:table-cell>
          <table:table-cell table:number-columns-repeated="2" office:value-type="string" calcext:value-type="string">
            <text:p>Channel RSSI '-110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112'</text:p>
          </table:table-cell>
          <table:table-cell table:number-columns-repeated="2" office:value-type="string" calcext:value-type="string">
            <text:p>Channel RSSI '-86'</text:p>
          </table:table-cell>
          <table:table-cell office:value-type="string" calcext:value-type="string">
            <text:p>Channel RSSI '-109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7" calcext:value-type="float">
            <text:p>-87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3" calcext:value-type="float">
            <text:p>-9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9" calcext:value-type="float">
            <text:p>-69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5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 m" table:style-name="ta7">
        <office:forms form:automatic-focus="false" form:apply-design-mode="false"/>
        <table:table-column table:style-name="co2" table:number-columns-repeated="11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1'</text:p>
          </table:table-cell>
          <table:table-cell table:number-columns-repeated="2" office:value-type="string" calcext:value-type="string">
            <text:p>Channel RSSI '-86'</text:p>
          </table:table-cell>
          <table:table-cell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73" calcext:value-type="float">
            <text:p>-7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82" calcext:value-type="float">
            <text:p>-82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5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5 m" table:style-name="ta8">
        <office:forms form:automatic-focus="false" form:apply-design-mode="false"/>
        <table:table-column table:style-name="co2" table:number-columns-repeated="11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35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8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8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87'</text:p>
          </table:table-cell>
          <table:table-cell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1" calcext:value-type="float">
            <text:p>-8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5" calcext:value-type="float">
            <text:p>-75</text:p>
          </table:table-cell>
          <table:table-cell table:number-columns-repeated="4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70" calcext:value-type="float">
            <text:p>-70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5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n" table:style-name="ta9">
        <office:forms form:automatic-focus="false" form:apply-design-mode="false"/>
        <table:shapes>
          <draw:frame draw:z-index="0" draw:style-name="gr2" draw:text-style-name="P2" svg:width="452.86pt" svg:height="255pt" svg:x="13.97pt" svg:y="131.24pt">
            <draw:object draw:notify-on-update-of-ranges="mean.A2:mean.A9 mean.B1:mean.B1 mean.B2:mean.B9 mean.C1:mean.C1 mean.C2:mean.C9 mean.D1:mean.D1 mean.D2:mean.D9 mean.E1:mean.E1 mean.E2:mean.E9 mean.F1:mean.F1 mean.F2:mean.F9 mean.G1:mean.G1 mean.G2:mean.G9 mean.H1:mean.H1 mean.H2:mean.H9 mean.I1:mean.I1 mean.I2:mean.I9 mean.J1:mean.J1 mean.J2:mean.J9 mean.K1:mean.K1 mean.K2:mean.K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$'1 m'.B2:$'1 m'.B101])" office:value-type="float" office:value="-42.8" calcext:value-type="float">
            <text:p>-42.8</text:p>
          </table:table-cell>
          <table:table-cell table:formula="of:=AVERAGE([$'1 m'.C2:$'1 m'.C101])" office:value-type="float" office:value="-41.77" calcext:value-type="float">
            <text:p>-41.77</text:p>
          </table:table-cell>
          <table:table-cell table:formula="of:=AVERAGE([$'1 m'.D2:$'1 m'.D101])" office:value-type="float" office:value="-42.59" calcext:value-type="float">
            <text:p>-42.59</text:p>
          </table:table-cell>
          <table:table-cell table:formula="of:=AVERAGE([$'1 m'.E2:$'1 m'.E101])" office:value-type="float" office:value="-41.68" calcext:value-type="float">
            <text:p>-41.68</text:p>
          </table:table-cell>
          <table:table-cell table:formula="of:=AVERAGE([$'1 m'.F2:$'1 m'.F101])" office:value-type="float" office:value="-41.69" calcext:value-type="float">
            <text:p>-41.69</text:p>
          </table:table-cell>
          <table:table-cell table:formula="of:=AVERAGE([$'1 m'.G2:$'1 m'.G101])" office:value-type="float" office:value="-41.96" calcext:value-type="float">
            <text:p>-41.96</text:p>
          </table:table-cell>
          <table:table-cell table:formula="of:=AVERAGE([$'1 m'.H2:$'1 m'.H101])" office:value-type="float" office:value="-40.9" calcext:value-type="float">
            <text:p>-40.9</text:p>
          </table:table-cell>
          <table:table-cell table:formula="of:=AVERAGE([$'1 m'.I2:$'1 m'.I101])" office:value-type="float" office:value="-40.66" calcext:value-type="float">
            <text:p>-40.66</text:p>
          </table:table-cell>
          <table:table-cell table:formula="of:=AVERAGE([$'1 m'.J2:$'1 m'.J101])" office:value-type="float" office:value="-39.35" calcext:value-type="float">
            <text:p>-39.35</text:p>
          </table:table-cell>
          <table:table-cell table:formula="of:=AVERAGE([$'1 m'.K2:$'1 m'.K101])" office:value-type="float" office:value="-35.11" calcext:value-type="float">
            <text:p>-35.1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$'5 m'.B3:$'5 m'.B102])" office:value-type="float" office:value="-56.39" calcext:value-type="float">
            <text:p>-56.39</text:p>
          </table:table-cell>
          <table:table-cell table:formula="of:=AVERAGE([$'5 m'.C3:$'5 m'.C102])" office:value-type="float" office:value="-55.74" calcext:value-type="float">
            <text:p>-55.74</text:p>
          </table:table-cell>
          <table:table-cell table:formula="of:=AVERAGE([$'5 m'.D3:$'5 m'.D102])" office:value-type="float" office:value="-51.69" calcext:value-type="float">
            <text:p>-51.69</text:p>
          </table:table-cell>
          <table:table-cell table:formula="of:=AVERAGE([$'5 m'.E3:$'5 m'.E102])" office:value-type="float" office:value="-54.52" calcext:value-type="float">
            <text:p>-54.52</text:p>
          </table:table-cell>
          <table:table-cell table:formula="of:=AVERAGE([$'5 m'.F3:$'5 m'.F102])" office:value-type="float" office:value="-51.08" calcext:value-type="float">
            <text:p>-51.08</text:p>
          </table:table-cell>
          <table:table-cell table:formula="of:=AVERAGE([$'5 m'.G3:$'5 m'.G102])" office:value-type="float" office:value="-50.06" calcext:value-type="float">
            <text:p>-50.06</text:p>
          </table:table-cell>
          <table:table-cell table:formula="of:=AVERAGE([$'5 m'.H3:$'5 m'.H102])" office:value-type="float" office:value="-50.49" calcext:value-type="float">
            <text:p>-50.49</text:p>
          </table:table-cell>
          <table:table-cell table:formula="of:=AVERAGE([$'5 m'.I3:$'5 m'.I102])" office:value-type="float" office:value="-49.42" calcext:value-type="float">
            <text:p>-49.42</text:p>
          </table:table-cell>
          <table:table-cell table:formula="of:=AVERAGE([$'5 m'.J3:$'5 m'.J102])" office:value-type="float" office:value="-48.88" calcext:value-type="float">
            <text:p>-48.88</text:p>
          </table:table-cell>
          <table:table-cell table:formula="of:=AVERAGE([$'5 m'.K3:$'5 m'.K102])" office:value-type="float" office:value="-44.45" calcext:value-type="float">
            <text:p>-44.4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$'10 m'.B2:$'10 m'.B103])" office:value-type="float" office:value="-67.7" calcext:value-type="float">
            <text:p>-67.7</text:p>
          </table:table-cell>
          <table:table-cell table:formula="of:=AVERAGE([$'10 m'.C3:$'10 m'.C103])" office:value-type="float" office:value="-67.19" calcext:value-type="float">
            <text:p>-67.19</text:p>
          </table:table-cell>
          <table:table-cell table:formula="of:=AVERAGE([$'10 m'.D3:$'10 m'.D103])" office:value-type="float" office:value="-63.47" calcext:value-type="float">
            <text:p>-63.47</text:p>
          </table:table-cell>
          <table:table-cell table:style-name="ce3" table:formula="of:=AVERAGE([$'10 m'.E3:$'10 m'.E103])" office:value-type="float" office:value="-65.72" calcext:value-type="float">
            <text:p>-65.72</text:p>
          </table:table-cell>
          <table:table-cell table:formula="of:=AVERAGE([$'10 m'.F3:$'10 m'.F103])" office:value-type="float" office:value="-63.22" calcext:value-type="float">
            <text:p>-63.22</text:p>
          </table:table-cell>
          <table:table-cell table:formula="of:=AVERAGE([$'10 m'.G3:$'10 m'.G103])" office:value-type="float" office:value="-62.68" calcext:value-type="float">
            <text:p>-62.68</text:p>
          </table:table-cell>
          <table:table-cell table:formula="of:=AVERAGE([$'10 m'.H3:$'10 m'.H103])" office:value-type="float" office:value="-62.54" calcext:value-type="float">
            <text:p>-62.54</text:p>
          </table:table-cell>
          <table:table-cell table:formula="of:=AVERAGE([$'10 m'.I3:$'10 m'.I103])" office:value-type="float" office:value="-62.21" calcext:value-type="float">
            <text:p>-62.21</text:p>
          </table:table-cell>
          <table:table-cell table:formula="of:=AVERAGE([$'10 m'.J3:$'10 m'.J103])" office:value-type="float" office:value="-61.5" calcext:value-type="float">
            <text:p>-61.5</text:p>
          </table:table-cell>
          <table:table-cell table:formula="of:=AVERAGE([$'10 m'.K3:$'10 m'.K103])" office:value-type="float" office:value="-57.8" calcext:value-type="float">
            <text:p>-57.8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$'15 m'.B3:$'15 m'.B104])" office:value-type="float" office:value="-69.08" calcext:value-type="float">
            <text:p>-69.08</text:p>
          </table:table-cell>
          <table:table-cell table:formula="of:=AVERAGE([$'15 m'.C3:$'15 m'.C104])" office:value-type="float" office:value="-68.51" calcext:value-type="float">
            <text:p>-68.51</text:p>
          </table:table-cell>
          <table:table-cell table:formula="of:=AVERAGE([$'15 m'.D3:$'15 m'.D104])" office:value-type="float" office:value="-64.83" calcext:value-type="float">
            <text:p>-64.83</text:p>
          </table:table-cell>
          <table:table-cell table:formula="of:=AVERAGE([$'15 m'.E3:$'15 m'.E104])" office:value-type="float" office:value="-67.34" calcext:value-type="float">
            <text:p>-67.34</text:p>
          </table:table-cell>
          <table:table-cell table:formula="of:=AVERAGE([$'15 m'.F3:$'15 m'.F104])" office:value-type="float" office:value="-63.95" calcext:value-type="float">
            <text:p>-63.95</text:p>
          </table:table-cell>
          <table:table-cell table:formula="of:=AVERAGE([$'15 m'.G3:$'15 m'.G104])" office:value-type="float" office:value="-63.31" calcext:value-type="float">
            <text:p>-63.31</text:p>
          </table:table-cell>
          <table:table-cell table:formula="of:=AVERAGE([$'15 m'.H3:$'15 m'.H104])" office:value-type="float" office:value="-63.45" calcext:value-type="float">
            <text:p>-63.45</text:p>
          </table:table-cell>
          <table:table-cell table:formula="of:=AVERAGE([$'15 m'.I3:$'15 m'.I104])" office:value-type="float" office:value="-63.02" calcext:value-type="float">
            <text:p>-63.02</text:p>
          </table:table-cell>
          <table:table-cell table:formula="of:=AVERAGE([$'15 m'.J3:$'15 m'.J104])" office:value-type="float" office:value="-62.9" calcext:value-type="float">
            <text:p>-62.9</text:p>
          </table:table-cell>
          <table:table-cell table:formula="of:=AVERAGE([$'15 m'.K3:$'15 m'.K104])" office:value-type="float" office:value="-58.77" calcext:value-type="float">
            <text:p>-58.7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$'20 m'.B3:$'20 m'.B105])" office:value-type="float" office:value="-69.94" calcext:value-type="float">
            <text:p>-69.94</text:p>
          </table:table-cell>
          <table:table-cell table:formula="of:=AVERAGE([$'20 m'.C3:$'20 m'.C105])" office:value-type="float" office:value="-68.88" calcext:value-type="float">
            <text:p>-68.88</text:p>
          </table:table-cell>
          <table:table-cell table:formula="of:=AVERAGE([$'20 m'.D3:$'20 m'.D105])" office:value-type="float" office:value="-66.29" calcext:value-type="float">
            <text:p>-66.29</text:p>
          </table:table-cell>
          <table:table-cell table:formula="of:=AVERAGE([$'20 m'.E3:$'20 m'.E105])" office:value-type="float" office:value="-68.06" calcext:value-type="float">
            <text:p>-68.06</text:p>
          </table:table-cell>
          <table:table-cell table:formula="of:=AVERAGE([$'20 m'.F3:$'20 m'.F105])" office:value-type="float" office:value="-65" calcext:value-type="float">
            <text:p>-65</text:p>
          </table:table-cell>
          <table:table-cell table:formula="of:=AVERAGE([$'20 m'.G3:$'20 m'.G105])" office:value-type="float" office:value="-62.99" calcext:value-type="float">
            <text:p>-62.99</text:p>
          </table:table-cell>
          <table:table-cell table:formula="of:=AVERAGE([$'20 m'.H3:$'20 m'.H105])" office:value-type="float" office:value="-64.71" calcext:value-type="float">
            <text:p>-64.71</text:p>
          </table:table-cell>
          <table:table-cell table:formula="of:=AVERAGE([$'20 m'.I3:$'20 m'.I105])" office:value-type="float" office:value="-64.01" calcext:value-type="float">
            <text:p>-64.01</text:p>
          </table:table-cell>
          <table:table-cell table:formula="of:=AVERAGE([$'20 m'.J3:$'20 m'.J105])" office:value-type="float" office:value="-63.72" calcext:value-type="float">
            <text:p>-63.72</text:p>
          </table:table-cell>
          <table:table-cell table:formula="of:=AVERAGE([$'20 m'.K3:$'20 m'.K105])" office:value-type="float" office:value="-60.08" calcext:value-type="float">
            <text:p>-60.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$'25 metri'.B3:$'25 metri'.B106])" office:value-type="float" office:value="-74.05" calcext:value-type="float">
            <text:p>-74.05</text:p>
          </table:table-cell>
          <table:table-cell table:formula="of:=AVERAGE([$'25 metri'.C3:$'25 metri'.C106])" office:value-type="float" office:value="-73.05" calcext:value-type="float">
            <text:p>-73.05</text:p>
          </table:table-cell>
          <table:table-cell table:formula="of:=AVERAGE([$'25 metri'.D3:$'25 metri'.D106])" office:value-type="float" office:value="-69.58" calcext:value-type="float">
            <text:p>-69.58</text:p>
          </table:table-cell>
          <table:table-cell table:formula="of:=AVERAGE([$'25 metri'.E3:$'25 metri'.E106])" office:value-type="float" office:value="-71.38" calcext:value-type="float">
            <text:p>-71.38</text:p>
          </table:table-cell>
          <table:table-cell table:formula="of:=AVERAGE([$'25 metri'.F3:$'25 metri'.F106])" office:value-type="float" office:value="-68.66" calcext:value-type="float">
            <text:p>-68.66</text:p>
          </table:table-cell>
          <table:table-cell table:formula="of:=AVERAGE([$'25 metri'.G3:$'25 metri'.G106])" office:value-type="float" office:value="-67.63" calcext:value-type="float">
            <text:p>-67.63</text:p>
          </table:table-cell>
          <table:table-cell table:formula="of:=AVERAGE([$'25 metri'.H3:$'25 metri'.H106])" office:value-type="float" office:value="-68.39" calcext:value-type="float">
            <text:p>-68.39</text:p>
          </table:table-cell>
          <table:table-cell table:formula="of:=AVERAGE([$'25 metri'.I3:$'25 metri'.I106])" office:value-type="float" office:value="-65.36" calcext:value-type="float">
            <text:p>-65.36</text:p>
          </table:table-cell>
          <table:table-cell table:formula="of:=AVERAGE([$'25 metri'.J3:$'25 metri'.J106])" office:value-type="float" office:value="-66.61" calcext:value-type="float">
            <text:p>-66.61</text:p>
          </table:table-cell>
          <table:table-cell table:formula="of:=AVERAGE([$'25 metri'.K3:$'25 metri'.K106])" office:value-type="float" office:value="-64.84" calcext:value-type="float">
            <text:p>-64.8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$'30 m'.B3:$'30 m'.B107])" office:value-type="float" office:value="-74.16" calcext:value-type="float">
            <text:p>-74.16</text:p>
          </table:table-cell>
          <table:table-cell table:formula="of:=AVERAGE([$'30 m'.C3:$'30 m'.C107])" office:value-type="float" office:value="-73.21" calcext:value-type="float">
            <text:p>-73.21</text:p>
          </table:table-cell>
          <table:table-cell table:formula="of:=AVERAGE([$'30 m'.D3:$'30 m'.D107])" office:value-type="float" office:value="-69.73" calcext:value-type="float">
            <text:p>-69.73</text:p>
          </table:table-cell>
          <table:table-cell table:formula="of:=AVERAGE([$'30 m'.E3:$'30 m'.E107])" office:value-type="float" office:value="-70.53" calcext:value-type="float">
            <text:p>-70.53</text:p>
          </table:table-cell>
          <table:table-cell table:formula="of:=AVERAGE([$'30 m'.F3:$'30 m'.F107])" office:value-type="float" office:value="-70.26" calcext:value-type="float">
            <text:p>-70.26</text:p>
          </table:table-cell>
          <table:table-cell table:formula="of:=AVERAGE([$'30 m'.G3:$'30 m'.G107])" office:value-type="float" office:value="-68.71" calcext:value-type="float">
            <text:p>-68.71</text:p>
          </table:table-cell>
          <table:table-cell table:formula="of:=AVERAGE([$'30 m'.H3:$'30 m'.H107])" office:value-type="float" office:value="-68.89" calcext:value-type="float">
            <text:p>-68.89</text:p>
          </table:table-cell>
          <table:table-cell table:formula="of:=AVERAGE([$'30 m'.I3:$'30 m'.I107])" office:value-type="float" office:value="-65.87" calcext:value-type="float">
            <text:p>-65.87</text:p>
          </table:table-cell>
          <table:table-cell table:formula="of:=AVERAGE([$'30 m'.J3:$'30 m'.J107])" office:value-type="float" office:value="-67.43" calcext:value-type="float">
            <text:p>-67.43</text:p>
          </table:table-cell>
          <table:table-cell table:formula="of:=AVERAGE([$'30 m'.K3:$'30 m'.K107])" office:value-type="float" office:value="-66.63" calcext:value-type="float">
            <text:p>-66.6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VERAGE([$'35 m'.B3:$'35 m'.B108])" office:value-type="float" office:value="-75.5" calcext:value-type="float">
            <text:p>-75.5</text:p>
          </table:table-cell>
          <table:table-cell table:formula="of:=AVERAGE([$'35 m'.C3:$'35 m'.C108])" office:value-type="float" office:value="-73.5" calcext:value-type="float">
            <text:p>-73.5</text:p>
          </table:table-cell>
          <table:table-cell table:formula="of:=AVERAGE([$'35 m'.D3:$'35 m'.D108])" office:value-type="float" office:value="-70.45" calcext:value-type="float">
            <text:p>-70.45</text:p>
          </table:table-cell>
          <table:table-cell table:formula="of:=AVERAGE([$'35 m'.E3:$'35 m'.E108])" office:value-type="float" office:value="-70.33" calcext:value-type="float">
            <text:p>-70.33</text:p>
          </table:table-cell>
          <table:table-cell table:formula="of:=AVERAGE([$'35 m'.F3:$'35 m'.F108])" office:value-type="float" office:value="-69.17" calcext:value-type="float">
            <text:p>-69.17</text:p>
          </table:table-cell>
          <table:table-cell table:formula="of:=AVERAGE([$'35 m'.G3:$'35 m'.G108])" office:value-type="float" office:value="-67.5" calcext:value-type="float">
            <text:p>-67.5</text:p>
          </table:table-cell>
          <table:table-cell table:formula="of:=AVERAGE([$'35 m'.H3:$'35 m'.H108])" office:value-type="float" office:value="-69.48" calcext:value-type="float">
            <text:p>-69.48</text:p>
          </table:table-cell>
          <table:table-cell table:formula="of:=AVERAGE([$'35 m'.I3:$'35 m'.I108])" office:value-type="float" office:value="-67.02" calcext:value-type="float">
            <text:p>-67.02</text:p>
          </table:table-cell>
          <table:table-cell table:formula="of:=AVERAGE([$'35 m'.J3:$'35 m'.J108])" office:value-type="float" office:value="-66.95" calcext:value-type="float">
            <text:p>-66.95</text:p>
          </table:table-cell>
          <table:table-cell table:formula="of:=AVERAGE([$'35 m'.K3:$'35 m'.K108])" office:value-type="float" office:value="-65.88" calcext:value-type="float">
            <text:p>-65.88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" table:style-name="ta10">
        <office:forms form:automatic-focus="false" form:apply-design-mode="false"/>
        <table:shapes>
          <draw:frame draw:z-index="0" draw:style-name="gr2" draw:text-style-name="P2" svg:width="453.51pt" svg:height="255.09pt" svg:x="2.83pt" svg:y="118.06pt">
            <draw:object draw:notify-on-update-of-ranges="mode.A2:mode.A9 mode.B1:mode.B1 mode.B2:mode.B9 mode.C1:mode.C1 mode.C2:mode.C9 mode.D1:mode.D1 mode.D2:mode.D9 mode.E1:mode.E1 mode.E2:mode.E9 mode.F1:mode.F1 mode.F2:mode.F9 mode.G1:mode.G1 mode.G2:mode.G9 mode.H1:mode.H1 mode.H2:mode.H9 mode.I1:mode.I1 mode.I2:mode.I9 mode.J1:mode.J1 mode.J2:mode.J9 mode.K1:mode.K1 mode.K2:mode.K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number-columns-repeated="11" table:default-cell-style-name="Default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MODE([$'1 m'.B2:$'1 m'.B101])" office:value-type="float" office:value="-44" calcext:value-type="float">
            <text:p>-44</text:p>
          </table:table-cell>
          <table:table-cell table:formula="of:=MODE([$'1 m'.C2:$'1 m'.C101])" office:value-type="float" office:value="-42" calcext:value-type="float">
            <text:p>-42</text:p>
          </table:table-cell>
          <table:table-cell table:formula="of:=MODE([$'1 m'.D2:$'1 m'.D101])" office:value-type="float" office:value="-43" calcext:value-type="float">
            <text:p>-43</text:p>
          </table:table-cell>
          <table:table-cell table:formula="of:=MODE([$'1 m'.E2:$'1 m'.E101])" office:value-type="float" office:value="-42" calcext:value-type="float">
            <text:p>-42</text:p>
          </table:table-cell>
          <table:table-cell table:formula="of:=MODE([$'1 m'.F2:$'1 m'.F101])" office:value-type="float" office:value="-42" calcext:value-type="float">
            <text:p>-42</text:p>
          </table:table-cell>
          <table:table-cell table:formula="of:=MODE([$'1 m'.G2:$'1 m'.G101])" office:value-type="float" office:value="-42" calcext:value-type="float">
            <text:p>-42</text:p>
          </table:table-cell>
          <table:table-cell table:formula="of:=MODE([$'1 m'.H2:$'1 m'.H101])" office:value-type="float" office:value="-41" calcext:value-type="float">
            <text:p>-41</text:p>
          </table:table-cell>
          <table:table-cell table:formula="of:=MODE([$'1 m'.I2:$'1 m'.I101])" office:value-type="float" office:value="-41" calcext:value-type="float">
            <text:p>-41</text:p>
          </table:table-cell>
          <table:table-cell table:formula="of:=MODE([$'1 m'.J2:$'1 m'.J101])" office:value-type="float" office:value="-39" calcext:value-type="float">
            <text:p>-39</text:p>
          </table:table-cell>
          <table:table-cell table:formula="of:=MODE([$'1 m'.K2:$'1 m'.K101])" office:value-type="float" office:value="-35" calcext:value-type="float">
            <text:p>-3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MODE([$'5 m'.B3:$'5 m'.B102])" office:value-type="float" office:value="-57" calcext:value-type="float">
            <text:p>-57</text:p>
          </table:table-cell>
          <table:table-cell table:formula="of:=MODE([$'5 m'.C3:$'5 m'.C102])" office:value-type="float" office:value="-55" calcext:value-type="float">
            <text:p>-55</text:p>
          </table:table-cell>
          <table:table-cell table:formula="of:=MODE([$'5 m'.D3:$'5 m'.D102])" office:value-type="float" office:value="-52" calcext:value-type="float">
            <text:p>-52</text:p>
          </table:table-cell>
          <table:table-cell table:formula="of:=MODE([$'5 m'.E3:$'5 m'.E102])" office:value-type="float" office:value="-54" calcext:value-type="float">
            <text:p>-54</text:p>
          </table:table-cell>
          <table:table-cell table:formula="of:=MODE([$'5 m'.F3:$'5 m'.F102])" office:value-type="float" office:value="-51" calcext:value-type="float">
            <text:p>-51</text:p>
          </table:table-cell>
          <table:table-cell table:formula="of:=MODE([$'5 m'.G3:$'5 m'.G102])" office:value-type="float" office:value="-51" calcext:value-type="float">
            <text:p>-51</text:p>
          </table:table-cell>
          <table:table-cell table:formula="of:=MODE([$'5 m'.H3:$'5 m'.H102])" office:value-type="float" office:value="-50" calcext:value-type="float">
            <text:p>-50</text:p>
          </table:table-cell>
          <table:table-cell table:formula="of:=MODE([$'5 m'.I3:$'5 m'.I102])" office:value-type="float" office:value="-50" calcext:value-type="float">
            <text:p>-50</text:p>
          </table:table-cell>
          <table:table-cell table:formula="of:=MODE([$'5 m'.J3:$'5 m'.J102])" office:value-type="float" office:value="-49" calcext:value-type="float">
            <text:p>-49</text:p>
          </table:table-cell>
          <table:table-cell table:formula="of:=MODE([$'5 m'.K3:$'5 m'.K102])" office:value-type="float" office:value="-44" calcext:value-type="float">
            <text:p>-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MODE([$'10 m'.B2:$'10 m'.B102])" office:value-type="float" office:value="-68" calcext:value-type="float">
            <text:p>-68</text:p>
          </table:table-cell>
          <table:table-cell table:formula="of:=MODE([$'10 m'.C2:$'10 m'.C103])" office:value-type="float" office:value="-66" calcext:value-type="float">
            <text:p>-66</text:p>
          </table:table-cell>
          <table:table-cell table:formula="of:=MODE([$'10 m'.D2:$'10 m'.D103])" office:value-type="float" office:value="-63" calcext:value-type="float">
            <text:p>-63</text:p>
          </table:table-cell>
          <table:table-cell table:formula="of:=MODE([$'10 m'.E2:$'10 m'.E103])" office:value-type="float" office:value="-66" calcext:value-type="float">
            <text:p>-66</text:p>
          </table:table-cell>
          <table:table-cell table:formula="of:=MODE([$'10 m'.F2:$'10 m'.F103])" office:value-type="float" office:value="-63" calcext:value-type="float">
            <text:p>-63</text:p>
          </table:table-cell>
          <table:table-cell table:formula="of:=MODE([$'10 m'.G2:$'10 m'.G103])" office:value-type="float" office:value="-63" calcext:value-type="float">
            <text:p>-63</text:p>
          </table:table-cell>
          <table:table-cell table:formula="of:=MODE([$'10 m'.H2:$'10 m'.H103])" office:value-type="float" office:value="-63" calcext:value-type="float">
            <text:p>-63</text:p>
          </table:table-cell>
          <table:table-cell table:formula="of:=MODE([$'10 m'.I2:$'10 m'.I103])" office:value-type="float" office:value="-62" calcext:value-type="float">
            <text:p>-62</text:p>
          </table:table-cell>
          <table:table-cell table:formula="of:=MODE([$'10 m'.J2:$'10 m'.J103])" office:value-type="float" office:value="-62" calcext:value-type="float">
            <text:p>-62</text:p>
          </table:table-cell>
          <table:table-cell table:formula="of:=MODE([$'10 m'.K2:$'10 m'.K102])" office:value-type="float" office:value="-58" calcext:value-type="float">
            <text:p>-5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MODE([$'15 m'.B3:$'15 m'.B102])" office:value-type="float" office:value="-68" calcext:value-type="float">
            <text:p>-68</text:p>
          </table:table-cell>
          <table:table-cell table:formula="of:=MODE([$'15 m'.C3:$'15 m'.C104])" office:value-type="float" office:value="-68" calcext:value-type="float">
            <text:p>-68</text:p>
          </table:table-cell>
          <table:table-cell table:formula="of:=MODE([$'15 m'.D3:$'15 m'.D104])" office:value-type="float" office:value="-65" calcext:value-type="float">
            <text:p>-65</text:p>
          </table:table-cell>
          <table:table-cell table:formula="of:=MODE([$'15 m'.E3:$'15 m'.E104])" office:value-type="float" office:value="-67" calcext:value-type="float">
            <text:p>-67</text:p>
          </table:table-cell>
          <table:table-cell table:formula="of:=MODE([$'15 m'.F3:$'15 m'.F104])" office:value-type="float" office:value="-64" calcext:value-type="float">
            <text:p>-64</text:p>
          </table:table-cell>
          <table:table-cell table:formula="of:=MODE([$'15 m'.G3:$'15 m'.G104])" office:value-type="float" office:value="-63" calcext:value-type="float">
            <text:p>-63</text:p>
          </table:table-cell>
          <table:table-cell table:formula="of:=MODE([$'15 m'.H3:$'15 m'.H104])" office:value-type="float" office:value="-63" calcext:value-type="float">
            <text:p>-63</text:p>
          </table:table-cell>
          <table:table-cell table:formula="of:=MODE([$'15 m'.I3:$'15 m'.I104])" office:value-type="float" office:value="-63" calcext:value-type="float">
            <text:p>-63</text:p>
          </table:table-cell>
          <table:table-cell table:formula="of:=MODE([$'15 m'.J3:$'15 m'.J104])" office:value-type="float" office:value="-61" calcext:value-type="float">
            <text:p>-61</text:p>
          </table:table-cell>
          <table:table-cell table:formula="of:=MODE([$'15 m'.K3:$'15 m'.K102])" office:value-type="float" office:value="-59" calcext:value-type="float">
            <text:p>-5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MODE([$'20 m'.B3:$'20 m'.B102])" office:value-type="float" office:value="-70" calcext:value-type="float">
            <text:p>-70</text:p>
          </table:table-cell>
          <table:table-cell table:formula="of:=MODE([$'20 m'.C3:$'20 m'.C105])" office:value-type="float" office:value="-68" calcext:value-type="float">
            <text:p>-68</text:p>
          </table:table-cell>
          <table:table-cell table:formula="of:=MODE([$'20 m'.D3:$'20 m'.D105])" office:value-type="float" office:value="-65" calcext:value-type="float">
            <text:p>-65</text:p>
          </table:table-cell>
          <table:table-cell table:formula="of:=MODE([$'20 m'.E3:$'20 m'.E105])" office:value-type="float" office:value="-67" calcext:value-type="float">
            <text:p>-67</text:p>
          </table:table-cell>
          <table:table-cell table:formula="of:=MODE([$'20 m'.F3:$'20 m'.F105])" office:value-type="float" office:value="-65" calcext:value-type="float">
            <text:p>-65</text:p>
          </table:table-cell>
          <table:table-cell table:formula="of:=MODE([$'20 m'.G3:$'20 m'.G105])" office:value-type="float" office:value="-63" calcext:value-type="float">
            <text:p>-63</text:p>
          </table:table-cell>
          <table:table-cell table:formula="of:=MODE([$'20 m'.H3:$'20 m'.H105])" office:value-type="float" office:value="-65" calcext:value-type="float">
            <text:p>-65</text:p>
          </table:table-cell>
          <table:table-cell table:formula="of:=MODE([$'20 m'.I3:$'20 m'.I105])" office:value-type="float" office:value="-63" calcext:value-type="float">
            <text:p>-63</text:p>
          </table:table-cell>
          <table:table-cell table:formula="of:=MODE([$'20 m'.J3:$'20 m'.J105])" office:value-type="float" office:value="-64" calcext:value-type="float">
            <text:p>-64</text:p>
          </table:table-cell>
          <table:table-cell table:formula="of:=MODE([$'20 m'.K3:$'20 m'.K102])" office:value-type="float" office:value="-61" calcext:value-type="float">
            <text:p>-6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MODE([$'25 metri'.B3:$'25 metri'.B102])" office:value-type="float" office:value="-73" calcext:value-type="float">
            <text:p>-73</text:p>
          </table:table-cell>
          <table:table-cell table:formula="of:=MODE([$'25 metri'.C3:$'25 metri'.C106])" office:value-type="float" office:value="-73" calcext:value-type="float">
            <text:p>-73</text:p>
          </table:table-cell>
          <table:table-cell table:formula="of:=MODE([$'25 metri'.D3:$'25 metri'.D106])" office:value-type="float" office:value="-70" calcext:value-type="float">
            <text:p>-70</text:p>
          </table:table-cell>
          <table:table-cell table:formula="of:=MODE([$'25 metri'.E3:$'25 metri'.E106])" office:value-type="float" office:value="-72" calcext:value-type="float">
            <text:p>-72</text:p>
          </table:table-cell>
          <table:table-cell table:formula="of:=MODE([$'25 metri'.F3:$'25 metri'.F106])" office:value-type="float" office:value="-69" calcext:value-type="float">
            <text:p>-69</text:p>
          </table:table-cell>
          <table:table-cell table:formula="of:=MODE([$'25 metri'.G3:$'25 metri'.G106])" office:value-type="float" office:value="-68" calcext:value-type="float">
            <text:p>-68</text:p>
          </table:table-cell>
          <table:table-cell table:formula="of:=MODE([$'25 metri'.H3:$'25 metri'.H106])" office:value-type="float" office:value="-68" calcext:value-type="float">
            <text:p>-68</text:p>
          </table:table-cell>
          <table:table-cell table:formula="of:=MODE([$'25 metri'.I3:$'25 metri'.I106])" office:value-type="float" office:value="-65" calcext:value-type="float">
            <text:p>-65</text:p>
          </table:table-cell>
          <table:table-cell table:formula="of:=MODE([$'25 metri'.J3:$'25 metri'.J106])" office:value-type="float" office:value="-67" calcext:value-type="float">
            <text:p>-67</text:p>
          </table:table-cell>
          <table:table-cell table:formula="of:=MODE([$'25 metri'.K3:$'25 metri'.K102])" office:value-type="float" office:value="-65" calcext:value-type="float">
            <text:p>-6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MODE([$'30 m'.B3:$'30 m'.B102])" office:value-type="float" office:value="-73" calcext:value-type="float">
            <text:p>-73</text:p>
          </table:table-cell>
          <table:table-cell table:formula="of:=MODE([$'30 m'.C3:$'30 m'.C107])" office:value-type="float" office:value="-73" calcext:value-type="float">
            <text:p>-73</text:p>
          </table:table-cell>
          <table:table-cell table:formula="of:=MODE([$'30 m'.D3:$'30 m'.D107])" office:value-type="float" office:value="-70" calcext:value-type="float">
            <text:p>-70</text:p>
          </table:table-cell>
          <table:table-cell table:formula="of:=MODE([$'30 m'.E3:$'30 m'.E107])" office:value-type="float" office:value="-70" calcext:value-type="float">
            <text:p>-70</text:p>
          </table:table-cell>
          <table:table-cell table:formula="of:=MODE([$'30 m'.F3:$'30 m'.F107])" office:value-type="float" office:value="-70" calcext:value-type="float">
            <text:p>-70</text:p>
          </table:table-cell>
          <table:table-cell table:formula="of:=MODE([$'30 m'.G3:$'30 m'.G107])" office:value-type="float" office:value="-69" calcext:value-type="float">
            <text:p>-69</text:p>
          </table:table-cell>
          <table:table-cell table:formula="of:=MODE([$'30 m'.H3:$'30 m'.H107])" office:value-type="float" office:value="-69" calcext:value-type="float">
            <text:p>-69</text:p>
          </table:table-cell>
          <table:table-cell table:formula="of:=MODE([$'30 m'.I3:$'30 m'.I107])" office:value-type="float" office:value="-66" calcext:value-type="float">
            <text:p>-66</text:p>
          </table:table-cell>
          <table:table-cell table:formula="of:=MODE([$'30 m'.J3:$'30 m'.J107])" office:value-type="float" office:value="-68" calcext:value-type="float">
            <text:p>-68</text:p>
          </table:table-cell>
          <table:table-cell table:formula="of:=MODE([$'30 m'.K3:$'30 m'.K102])" office:value-type="float" office:value="-65" calcext:value-type="float">
            <text:p>-6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MODE([$'35 m'.B3:$'35 m'.B102])" office:value-type="float" office:value="-74" calcext:value-type="float">
            <text:p>-74</text:p>
          </table:table-cell>
          <table:table-cell table:formula="of:=MODE([$'35 m'.C3:$'35 m'.C108])" office:value-type="float" office:value="-73" calcext:value-type="float">
            <text:p>-73</text:p>
          </table:table-cell>
          <table:table-cell table:formula="of:=MODE([$'35 m'.D3:$'35 m'.D108])" office:value-type="float" office:value="-71" calcext:value-type="float">
            <text:p>-71</text:p>
          </table:table-cell>
          <table:table-cell table:formula="of:=MODE([$'35 m'.E3:$'35 m'.E108])" office:value-type="float" office:value="-70" calcext:value-type="float">
            <text:p>-70</text:p>
          </table:table-cell>
          <table:table-cell table:formula="of:=MODE([$'35 m'.F3:$'35 m'.F108])" office:value-type="float" office:value="-70" calcext:value-type="float">
            <text:p>-70</text:p>
          </table:table-cell>
          <table:table-cell table:formula="of:=MODE([$'35 m'.G3:$'35 m'.G108])" office:value-type="float" office:value="-67" calcext:value-type="float">
            <text:p>-67</text:p>
          </table:table-cell>
          <table:table-cell table:formula="of:=MODE([$'35 m'.H3:$'35 m'.H108])" office:value-type="float" office:value="-69" calcext:value-type="float">
            <text:p>-69</text:p>
          </table:table-cell>
          <table:table-cell table:formula="of:=MODE([$'35 m'.I3:$'35 m'.I108])" office:value-type="float" office:value="-67" calcext:value-type="float">
            <text:p>-67</text:p>
          </table:table-cell>
          <table:table-cell table:formula="of:=MODE([$'35 m'.J3:$'35 m'.J108])" office:value-type="float" office:value="-66" calcext:value-type="float">
            <text:p>-66</text:p>
          </table:table-cell>
          <table:table-cell table:formula="of:=MODE([$'35 m'.K3:$'35 m'.K102])" office:value-type="float" office:value="-66" calcext:value-type="float">
            <text:p>-66</text:p>
          </table:table-cell>
        </table:table-row>
      </table:table>
      <table:table table:name="median" table:style-name="ta10">
        <office:forms form:automatic-focus="false" form:apply-design-mode="false"/>
        <table:shapes>
          <draw:frame draw:z-index="0" draw:style-name="gr2" draw:text-style-name="P2" svg:width="453.51pt" svg:height="255.09pt" svg:x="87.14pt" svg:y="164.75pt">
            <draw:object draw:notify-on-update-of-ranges="median.A2:median.A9 median.B1:median.B1 median.B2:median.B9 median.C1:median.C1 median.C2:median.C9 median.D1:median.D1 median.D2:median.D9 median.E1:median.E1 median.E2:median.E9 median.F1:median.F1 median.F2:median.F9 median.G1:median.G1 median.G2:median.G9 median.H1:median.H1 median.H2:median.H9 median.I1:median.I1 median.I2:median.I9 median.J1:median.J1 median.J2:median.J9 median.K1:median.K1 median.K2:median.K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number-columns-repeated="11" table:default-cell-style-name="Default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MEDIAN([$'1 m'.B2:$'1 m'.B101])" office:value-type="float" office:value="-43" calcext:value-type="float">
            <text:p>-43</text:p>
          </table:table-cell>
          <table:table-cell table:formula="of:=MEDIAN([$'1 m'.C2:$'1 m'.C101])" office:value-type="float" office:value="-42" calcext:value-type="float">
            <text:p>-42</text:p>
          </table:table-cell>
          <table:table-cell table:formula="of:=MEDIAN([$'1 m'.D2:$'1 m'.D101])" office:value-type="float" office:value="-43" calcext:value-type="float">
            <text:p>-43</text:p>
          </table:table-cell>
          <table:table-cell table:formula="of:=MEDIAN([$'1 m'.E2:$'1 m'.E101])" office:value-type="float" office:value="-42" calcext:value-type="float">
            <text:p>-42</text:p>
          </table:table-cell>
          <table:table-cell table:formula="of:=MEDIAN([$'1 m'.F2:$'1 m'.F101])" office:value-type="float" office:value="-42" calcext:value-type="float">
            <text:p>-42</text:p>
          </table:table-cell>
          <table:table-cell table:formula="of:=MEDIAN([$'1 m'.G2:$'1 m'.G101])" office:value-type="float" office:value="-42" calcext:value-type="float">
            <text:p>-42</text:p>
          </table:table-cell>
          <table:table-cell table:formula="of:=MEDIAN([$'1 m'.H2:$'1 m'.H101])" office:value-type="float" office:value="-41" calcext:value-type="float">
            <text:p>-41</text:p>
          </table:table-cell>
          <table:table-cell table:formula="of:=MEDIAN([$'1 m'.I2:$'1 m'.I101])" office:value-type="float" office:value="-41" calcext:value-type="float">
            <text:p>-41</text:p>
          </table:table-cell>
          <table:table-cell table:formula="of:=MEDIAN([$'1 m'.J2:$'1 m'.J101])" office:value-type="float" office:value="-39" calcext:value-type="float">
            <text:p>-39</text:p>
          </table:table-cell>
          <table:table-cell table:formula="of:=MEDIAN([$'1 m'.K2:$'1 m'.K101])" office:value-type="float" office:value="-35" calcext:value-type="float">
            <text:p>-3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MEDIAN([$'5 m'.B3:$'5 m'.B102])" office:value-type="float" office:value="-57" calcext:value-type="float">
            <text:p>-57</text:p>
          </table:table-cell>
          <table:table-cell table:formula="of:=MEDIAN([$'5 m'.C3:$'5 m'.C102])" office:value-type="float" office:value="-55.5" calcext:value-type="float">
            <text:p>-55.5</text:p>
          </table:table-cell>
          <table:table-cell table:formula="of:=MEDIAN([$'5 m'.D3:$'5 m'.D102])" office:value-type="float" office:value="-52" calcext:value-type="float">
            <text:p>-52</text:p>
          </table:table-cell>
          <table:table-cell table:formula="of:=MEDIAN([$'5 m'.E3:$'5 m'.E102])" office:value-type="float" office:value="-54" calcext:value-type="float">
            <text:p>-54</text:p>
          </table:table-cell>
          <table:table-cell table:formula="of:=MEDIAN([$'5 m'.F3:$'5 m'.F102])" office:value-type="float" office:value="-51" calcext:value-type="float">
            <text:p>-51</text:p>
          </table:table-cell>
          <table:table-cell table:formula="of:=MEDIAN([$'5 m'.G3:$'5 m'.G102])" office:value-type="float" office:value="-50" calcext:value-type="float">
            <text:p>-50</text:p>
          </table:table-cell>
          <table:table-cell table:formula="of:=MEDIAN([$'5 m'.H3:$'5 m'.H102])" office:value-type="float" office:value="-50" calcext:value-type="float">
            <text:p>-50</text:p>
          </table:table-cell>
          <table:table-cell table:formula="of:=MEDIAN([$'5 m'.I3:$'5 m'.I102])" office:value-type="float" office:value="-50" calcext:value-type="float">
            <text:p>-50</text:p>
          </table:table-cell>
          <table:table-cell table:formula="of:=MEDIAN([$'5 m'.J3:$'5 m'.J102])" office:value-type="float" office:value="-49" calcext:value-type="float">
            <text:p>-49</text:p>
          </table:table-cell>
          <table:table-cell table:formula="of:=MEDIAN([$'5 m'.K3:$'5 m'.K102])" office:value-type="float" office:value="-44" calcext:value-type="float">
            <text:p>-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MEDIAN([$'10 m'.B2:$'10 m'.B103])" office:value-type="float" office:value="-68" calcext:value-type="float">
            <text:p>-68</text:p>
          </table:table-cell>
          <table:table-cell table:formula="of:=MEDIAN([$'10 m'.C2:$'10 m'.C103])" office:value-type="float" office:value="-67" calcext:value-type="float">
            <text:p>-67</text:p>
          </table:table-cell>
          <table:table-cell table:formula="of:=MEDIAN([$'10 m'.D2:$'10 m'.D103])" office:value-type="float" office:value="-63" calcext:value-type="float">
            <text:p>-63</text:p>
          </table:table-cell>
          <table:table-cell table:formula="of:=MEDIAN([$'10 m'.E2:$'10 m'.E103])" office:value-type="float" office:value="-66" calcext:value-type="float">
            <text:p>-66</text:p>
          </table:table-cell>
          <table:table-cell table:formula="of:=MEDIAN([$'10 m'.F2:$'10 m'.F103])" office:value-type="float" office:value="-63" calcext:value-type="float">
            <text:p>-63</text:p>
          </table:table-cell>
          <table:table-cell table:formula="of:=MEDIAN([$'10 m'.G2:$'10 m'.G103])" office:value-type="float" office:value="-63" calcext:value-type="float">
            <text:p>-63</text:p>
          </table:table-cell>
          <table:table-cell table:formula="of:=MEDIAN([$'10 m'.H2:$'10 m'.H103])" office:value-type="float" office:value="-63" calcext:value-type="float">
            <text:p>-63</text:p>
          </table:table-cell>
          <table:table-cell table:formula="of:=MEDIAN([$'10 m'.I2:$'10 m'.I103])" office:value-type="float" office:value="-62" calcext:value-type="float">
            <text:p>-62</text:p>
          </table:table-cell>
          <table:table-cell table:formula="of:=MEDIAN([$'10 m'.J2:$'10 m'.J103])" office:value-type="float" office:value="-61.5" calcext:value-type="float">
            <text:p>-61.5</text:p>
          </table:table-cell>
          <table:table-cell table:formula="of:=MEDIAN([$'10 m'.K2:$'10 m'.K103])" office:value-type="float" office:value="-58" calcext:value-type="float">
            <text:p>-5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MEDIAN([$'15 m'.B3:$'15 m'.B104])" office:value-type="float" office:value="-69" calcext:value-type="float">
            <text:p>-69</text:p>
          </table:table-cell>
          <table:table-cell table:formula="of:=MEDIAN([$'15 m'.C3:$'15 m'.C104])" office:value-type="float" office:value="-68" calcext:value-type="float">
            <text:p>-68</text:p>
          </table:table-cell>
          <table:table-cell table:formula="of:=MEDIAN([$'15 m'.D3:$'15 m'.D104])" office:value-type="float" office:value="-65" calcext:value-type="float">
            <text:p>-65</text:p>
          </table:table-cell>
          <table:table-cell table:formula="of:=MEDIAN([$'15 m'.E3:$'15 m'.E104])" office:value-type="float" office:value="-67" calcext:value-type="float">
            <text:p>-67</text:p>
          </table:table-cell>
          <table:table-cell table:formula="of:=MEDIAN([$'15 m'.F3:$'15 m'.F104])" office:value-type="float" office:value="-64" calcext:value-type="float">
            <text:p>-64</text:p>
          </table:table-cell>
          <table:table-cell table:formula="of:=MEDIAN([$'15 m'.G3:$'15 m'.G104])" office:value-type="float" office:value="-63" calcext:value-type="float">
            <text:p>-63</text:p>
          </table:table-cell>
          <table:table-cell table:formula="of:=MEDIAN([$'15 m'.H3:$'15 m'.H104])" office:value-type="float" office:value="-63" calcext:value-type="float">
            <text:p>-63</text:p>
          </table:table-cell>
          <table:table-cell table:formula="of:=MEDIAN([$'15 m'.I3:$'15 m'.I104])" office:value-type="float" office:value="-63" calcext:value-type="float">
            <text:p>-63</text:p>
          </table:table-cell>
          <table:table-cell table:formula="of:=MEDIAN([$'15 m'.J3:$'15 m'.J104])" office:value-type="float" office:value="-61" calcext:value-type="float">
            <text:p>-61</text:p>
          </table:table-cell>
          <table:table-cell table:formula="of:=MEDIAN([$'15 m'.K3:$'15 m'.K104])" office:value-type="float" office:value="-59" calcext:value-type="float">
            <text:p>-5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MEDIAN([$'20 m'.B3:$'20 m'.B105])" office:value-type="float" office:value="-70" calcext:value-type="float">
            <text:p>-70</text:p>
          </table:table-cell>
          <table:table-cell table:formula="of:=MEDIAN([$'20 m'.C3:$'20 m'.C105])" office:value-type="float" office:value="-69" calcext:value-type="float">
            <text:p>-69</text:p>
          </table:table-cell>
          <table:table-cell table:formula="of:=MEDIAN([$'20 m'.D3:$'20 m'.D105])" office:value-type="float" office:value="-65" calcext:value-type="float">
            <text:p>-65</text:p>
          </table:table-cell>
          <table:table-cell table:formula="of:=MEDIAN([$'20 m'.E3:$'20 m'.E105])" office:value-type="float" office:value="-67" calcext:value-type="float">
            <text:p>-67</text:p>
          </table:table-cell>
          <table:table-cell table:formula="of:=MEDIAN([$'20 m'.F3:$'20 m'.F105])" office:value-type="float" office:value="-65" calcext:value-type="float">
            <text:p>-65</text:p>
          </table:table-cell>
          <table:table-cell table:formula="of:=MEDIAN([$'20 m'.G3:$'20 m'.G105])" office:value-type="float" office:value="-63" calcext:value-type="float">
            <text:p>-63</text:p>
          </table:table-cell>
          <table:table-cell table:formula="of:=MEDIAN([$'20 m'.H3:$'20 m'.H105])" office:value-type="float" office:value="-65" calcext:value-type="float">
            <text:p>-65</text:p>
          </table:table-cell>
          <table:table-cell table:formula="of:=MEDIAN([$'20 m'.I3:$'20 m'.I105])" office:value-type="float" office:value="-63" calcext:value-type="float">
            <text:p>-63</text:p>
          </table:table-cell>
          <table:table-cell table:formula="of:=MEDIAN([$'20 m'.J3:$'20 m'.J105])" office:value-type="float" office:value="-64" calcext:value-type="float">
            <text:p>-64</text:p>
          </table:table-cell>
          <table:table-cell table:formula="of:=MEDIAN([$'20 m'.K3:$'20 m'.K105])" office:value-type="float" office:value="-60" calcext:value-type="float">
            <text:p>-6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MEDIAN([$'25 metri'.B3:$'25 metri'.B106])" office:value-type="float" office:value="-74" calcext:value-type="float">
            <text:p>-74</text:p>
          </table:table-cell>
          <table:table-cell table:formula="of:=MEDIAN([$'25 metri'.C3:$'25 metri'.C106])" office:value-type="float" office:value="-73" calcext:value-type="float">
            <text:p>-73</text:p>
          </table:table-cell>
          <table:table-cell table:formula="of:=MEDIAN([$'25 metri'.D3:$'25 metri'.D106])" office:value-type="float" office:value="-70" calcext:value-type="float">
            <text:p>-70</text:p>
          </table:table-cell>
          <table:table-cell table:formula="of:=MEDIAN([$'25 metri'.E3:$'25 metri'.E106])" office:value-type="float" office:value="-72" calcext:value-type="float">
            <text:p>-72</text:p>
          </table:table-cell>
          <table:table-cell table:formula="of:=MEDIAN([$'25 metri'.F3:$'25 metri'.F106])" office:value-type="float" office:value="-69" calcext:value-type="float">
            <text:p>-69</text:p>
          </table:table-cell>
          <table:table-cell table:formula="of:=MEDIAN([$'25 metri'.G3:$'25 metri'.G106])" office:value-type="float" office:value="-68" calcext:value-type="float">
            <text:p>-68</text:p>
          </table:table-cell>
          <table:table-cell table:formula="of:=MEDIAN([$'25 metri'.H3:$'25 metri'.H106])" office:value-type="float" office:value="-68" calcext:value-type="float">
            <text:p>-68</text:p>
          </table:table-cell>
          <table:table-cell table:formula="of:=MEDIAN([$'25 metri'.I3:$'25 metri'.I106])" office:value-type="float" office:value="-65" calcext:value-type="float">
            <text:p>-65</text:p>
          </table:table-cell>
          <table:table-cell table:formula="of:=MEDIAN([$'25 metri'.J3:$'25 metri'.J106])" office:value-type="float" office:value="-67" calcext:value-type="float">
            <text:p>-67</text:p>
          </table:table-cell>
          <table:table-cell table:formula="of:=MEDIAN([$'25 metri'.K3:$'25 metri'.K106])" office:value-type="float" office:value="-65" calcext:value-type="float">
            <text:p>-6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MEDIAN([$'30 m'.B3:$'30 m'.B107])" office:value-type="float" office:value="-74" calcext:value-type="float">
            <text:p>-74</text:p>
          </table:table-cell>
          <table:table-cell table:formula="of:=MEDIAN([$'30 m'.C3:$'30 m'.C107])" office:value-type="float" office:value="-73" calcext:value-type="float">
            <text:p>-73</text:p>
          </table:table-cell>
          <table:table-cell table:formula="of:=MEDIAN([$'30 m'.D3:$'30 m'.D107])" office:value-type="float" office:value="-70" calcext:value-type="float">
            <text:p>-70</text:p>
          </table:table-cell>
          <table:table-cell table:formula="of:=MEDIAN([$'30 m'.E3:$'30 m'.E107])" office:value-type="float" office:value="-70" calcext:value-type="float">
            <text:p>-70</text:p>
          </table:table-cell>
          <table:table-cell table:formula="of:=MEDIAN([$'30 m'.F3:$'30 m'.F107])" office:value-type="float" office:value="-70" calcext:value-type="float">
            <text:p>-70</text:p>
          </table:table-cell>
          <table:table-cell table:formula="of:=MEDIAN([$'30 m'.G3:$'30 m'.G107])" office:value-type="float" office:value="-69" calcext:value-type="float">
            <text:p>-69</text:p>
          </table:table-cell>
          <table:table-cell table:formula="of:=MEDIAN([$'30 m'.H3:$'30 m'.H107])" office:value-type="float" office:value="-69" calcext:value-type="float">
            <text:p>-69</text:p>
          </table:table-cell>
          <table:table-cell table:formula="of:=MEDIAN([$'30 m'.I3:$'30 m'.I107])" office:value-type="float" office:value="-66" calcext:value-type="float">
            <text:p>-66</text:p>
          </table:table-cell>
          <table:table-cell table:formula="of:=MEDIAN([$'30 m'.J3:$'30 m'.J107])" office:value-type="float" office:value="-68" calcext:value-type="float">
            <text:p>-68</text:p>
          </table:table-cell>
          <table:table-cell table:formula="of:=MEDIAN([$'30 m'.K3:$'30 m'.K107])" office:value-type="float" office:value="-65" calcext:value-type="float">
            <text:p>-6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MEDIAN([$'35 m'.B3:$'35 m'.B108])" office:value-type="float" office:value="-75" calcext:value-type="float">
            <text:p>-75</text:p>
          </table:table-cell>
          <table:table-cell table:formula="of:=MEDIAN([$'35 m'.C3:$'35 m'.C108])" office:value-type="float" office:value="-73.5" calcext:value-type="float">
            <text:p>-73.5</text:p>
          </table:table-cell>
          <table:table-cell table:formula="of:=MEDIAN([$'35 m'.D3:$'35 m'.D108])" office:value-type="float" office:value="-71" calcext:value-type="float">
            <text:p>-71</text:p>
          </table:table-cell>
          <table:table-cell table:formula="of:=MEDIAN([$'35 m'.E3:$'35 m'.E108])" office:value-type="float" office:value="-70" calcext:value-type="float">
            <text:p>-70</text:p>
          </table:table-cell>
          <table:table-cell table:formula="of:=MEDIAN([$'35 m'.F3:$'35 m'.F108])" office:value-type="float" office:value="-70" calcext:value-type="float">
            <text:p>-70</text:p>
          </table:table-cell>
          <table:table-cell table:formula="of:=MEDIAN([$'35 m'.G3:$'35 m'.G108])" office:value-type="float" office:value="-67" calcext:value-type="float">
            <text:p>-67</text:p>
          </table:table-cell>
          <table:table-cell table:formula="of:=MEDIAN([$'35 m'.H3:$'35 m'.H108])" office:value-type="float" office:value="-69" calcext:value-type="float">
            <text:p>-69</text:p>
          </table:table-cell>
          <table:table-cell table:formula="of:=MEDIAN([$'35 m'.I3:$'35 m'.I108])" office:value-type="float" office:value="-67" calcext:value-type="float">
            <text:p>-67</text:p>
          </table:table-cell>
          <table:table-cell table:formula="of:=MEDIAN([$'35 m'.J3:$'35 m'.J108])" office:value-type="float" office:value="-66" calcext:value-type="float">
            <text:p>-66</text:p>
          </table:table-cell>
          <table:table-cell table:formula="of:=MEDIAN([$'35 m'.K3:$'35 m'.K108])" office:value-type="float" office:value="-66" calcext:value-type="float">
            <text:p>-66</text:p>
          </table:table-cell>
        </table:table-row>
      </table:table>
      <table:table table:name="st_dev" table:style-name="ta10">
        <office:forms form:automatic-focus="false" form:apply-design-mode="false"/>
        <table:shapes>
          <draw:frame draw:z-index="0" draw:style-name="gr2" draw:text-style-name="P2" svg:width="453.49pt" svg:height="255.26pt" svg:x="35.12pt" svg:y="136.29pt">
            <draw:object draw:notify-on-update-of-ranges="st_dev.A3:st_dev.A9 st_dev.B1:st_dev.B2 st_dev.B3:st_dev.B9 st_dev.C1:st_dev.C2 st_dev.C3:st_dev.C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453.46pt" svg:height="255.26pt" svg:x="519.79pt" svg:y="133.99pt">
            <draw:object draw:notify-on-update-of-ranges="st_dev.D3:st_dev.D9 st_dev.E1:st_dev.E2 st_dev.E3:st_dev.E9 st_dev.F1:st_dev.F2 st_dev.F3:st_dev.F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number-columns-repeated="6" table:default-cell-style-name="Default"/>
        <table:table-row table:style-name="ro3">
          <table:table-cell/>
          <table:table-cell table:style-name="ce2" office:value-type="string" calcext:value-type="string" table:number-columns-spanned="2" table:number-rows-spanned="1">
            <text:p>LoRa Mode 1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LoRa Mode 10</text:p>
          </table:table-cell>
          <table:covered-table-cell/>
        </table:table-row>
        <table:table-row table:style-name="ro3">
          <table:table-cell/>
          <table:table-cell office:value-type="string" calcext:value-type="string">
            <text:p>std_dev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std_dev</text:p>
          </table:table-cell>
          <table:table-cell office:value-type="string" calcext:value-type="string">
            <text:p>mea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TDEV([$'5 m'.B3:$'5 m'.B102])" office:value-type="float" office:value="1.09077861172558" calcext:value-type="float">
            <text:p>1.09077861172558</text:p>
          </table:table-cell>
          <table:table-cell office:value-type="float" office:value="56.39" calcext:value-type="float">
            <text:p>56.39</text:p>
          </table:table-cell>
          <table:table-cell office:value-type="float" office:value="5" calcext:value-type="float">
            <text:p>5</text:p>
          </table:table-cell>
          <table:table-cell table:formula="of:=STDEV([$'5 m'.K3:$'5 m'.K102])" office:value-type="float" office:value="0.519809599951772" calcext:value-type="float">
            <text:p>0.519809599951772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TDEV([$'10 m'.B4:$'10 m'.B103])" office:value-type="float" office:value="1.70233932683043" calcext:value-type="float">
            <text:p>1.70233932683043</text:p>
          </table:table-cell>
          <table:table-cell office:value-type="float" office:value="67.7" calcext:value-type="float">
            <text:p>67.7</text:p>
          </table:table-cell>
          <table:table-cell office:value-type="float" office:value="10" calcext:value-type="float">
            <text:p>10</text:p>
          </table:table-cell>
          <table:table-cell table:formula="of:=STDEV([$'10 m'.K4:$'10 m'.K103])" office:value-type="float" office:value="0.494454925202592" calcext:value-type="float">
            <text:p>0.494454925202592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TDEV([$'15 m'.B5:$'15 m'.B104])" office:value-type="float" office:value="1.17090940038104" calcext:value-type="float">
            <text:p>1.17090940038104</text:p>
          </table:table-cell>
          <table:table-cell office:value-type="float" office:value="69.08" calcext:value-type="float">
            <text:p>69.08</text:p>
          </table:table-cell>
          <table:table-cell office:value-type="float" office:value="15" calcext:value-type="float">
            <text:p>15</text:p>
          </table:table-cell>
          <table:table-cell table:formula="of:=STDEV([$'15 m'.K5:$'15 m'.K104])" office:value-type="float" office:value="0.436716898556188" calcext:value-type="float">
            <text:p>0.436716898556188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TDEV([$'20 m'.B6:$'20 m'.B105])" office:value-type="float" office:value="1.69507574666786" calcext:value-type="float">
            <text:p>1.69507574666786</text:p>
          </table:table-cell>
          <table:table-cell office:value-type="float" office:value="69.94" calcext:value-type="float">
            <text:p>69.94</text:p>
          </table:table-cell>
          <table:table-cell office:value-type="float" office:value="20" calcext:value-type="float">
            <text:p>20</text:p>
          </table:table-cell>
          <table:table-cell table:formula="of:=STDEV([$'20 m'.K6:$'20 m'.K105])" office:value-type="float" office:value="1.34485464665091" calcext:value-type="float">
            <text:p>1.34485464665091</text:p>
          </table:table-cell>
          <table:table-cell office:value-type="float" office:value="60.08" calcext:value-type="float">
            <text:p>60.0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TDEV([$'25 metri'.B7:$'25 metri'.B106])" office:value-type="float" office:value="2.73410477988105" calcext:value-type="float">
            <text:p>2.73410477988105</text:p>
          </table:table-cell>
          <table:table-cell office:value-type="float" office:value="74.05" calcext:value-type="float">
            <text:p>74.05</text:p>
          </table:table-cell>
          <table:table-cell office:value-type="float" office:value="25" calcext:value-type="float">
            <text:p>25</text:p>
          </table:table-cell>
          <table:table-cell table:formula="of:=STDEV([$'25 metri'.K7:$'25 metri'.K106])" office:value-type="float" office:value="0.383314263446331" calcext:value-type="float">
            <text:p>0.383314263446331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TDEV([$'30 m'.B8:$'30 m'.B107])" office:value-type="float" office:value="1.06664800282291" calcext:value-type="float">
            <text:p>1.06664800282291</text:p>
          </table:table-cell>
          <table:table-cell office:value-type="float" office:value="74.16" calcext:value-type="float">
            <text:p>74.16</text:p>
          </table:table-cell>
          <table:table-cell office:value-type="float" office:value="30" calcext:value-type="float">
            <text:p>30</text:p>
          </table:table-cell>
          <table:table-cell table:formula="of:=STDEV([$'30 m'.K8:$'30 m'.K107])" office:value-type="float" office:value="2.45574491564281" calcext:value-type="float">
            <text:p>2.45574491564281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TDEV([$'35 m'.B9:$'35 m'.B108])" office:value-type="float" office:value="1.5815005226041" calcext:value-type="float">
            <text:p>1.5815005226041</text:p>
          </table:table-cell>
          <table:table-cell office:value-type="float" office:value="75.5" calcext:value-type="float">
            <text:p>75.5</text:p>
          </table:table-cell>
          <table:table-cell office:value-type="float" office:value="35" calcext:value-type="float">
            <text:p>35</text:p>
          </table:table-cell>
          <table:table-cell table:formula="of:=STDEV([$'35 m'.K9:$'35 m'.K108])" office:value-type="float" office:value="0.504951461070332" calcext:value-type="float">
            <text:p>0.504951461070332</text:p>
          </table:table-cell>
          <table:table-cell office:value-type="float" office:value="65.88" calcext:value-type="float">
            <text:p>65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.</number:text>
      <number:seconds number:style="long"/>
    </number:time-style>
    <number:time-style style:name="N12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3">
      <number:minutes number:style="long"/>
      <number:text>.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0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it" number:country="IT">
      <loext:fill-character> </loext:fill-character>
      <number:text>- </number:text>
    </number:number-style>
    <number:text-style style:name="N10140" number:language="it" number:country="IT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1P2" style:volatile="true" number:language="it" number:country="IT">
      <loext:text> € </loext:text>
      <loext:fill-character> </loext:fill-character>
      <number:text>- </number:text>
    </number:number-style>
    <number:text-style style:name="N10141" number:language="it" number:country="I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it" number:country="IT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it" number:country="I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4:22:45.67673043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1_20_metro" style:display-name="PageStyle_1 me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metri" style:display-name="PageStyle_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_20_metri" style:display-name="PageStyle_1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metri" style:display-name="PageStyle_1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metri" style:display-name="PageStyle_2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metri" style:display-name="PageStyle_2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_20_metri" style:display-name="PageStyle_3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5_20_metri" style:display-name="PageStyle_3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a_20_e_20_grafici" style:display-name="PageStyle_media e grafi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7-25T14:26:42.472688953</dc:date>
    <meta:editing-duration>PT36M26S</meta:editing-duration>
    <meta:editing-cycles>8</meta:editing-cycles>
    <meta:document-statistic meta:table-count="12" meta:cell-count="93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Cambria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mbria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596cm" svg:height="10.583cm" xlink:href=".." xlink:type="simple" chart:class="chart:line" chart:style-name="ch1">
        <chart:legend chart:legend-position="end" svg:x="12.929cm" svg:y="5.031cm" style:legend-expansion="high" chart:style-name="ch2"/>
        <chart:plot-area chart:style-name="ch3" table:cell-range-address="'1 m'.B103:'1 m'.K103" svg:x="2.116cm" svg:y="0.626cm" svg:width="11.084cm" svg:height="9.219cm">
          <chartooo:coordinate-region svg:x="2.843cm" svg:y="0.825cm" svg:width="10.171cm" svg:height="8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m'.B103:'1 m'.K10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-42.8">
                <text:p>-42.8</text:p>
                <draw:g>
                  <svg:desc>'1 m'.B103:'1 m'.K103</svg:desc>
                </draw:g>
              </table:table-cell>
              <table:table-cell office:value-type="float" office:value="-41.77">
                <text:p>-41.77</text:p>
              </table:table-cell>
              <table:table-cell office:value-type="float" office:value="-42.59">
                <text:p>-42.59</text:p>
              </table:table-cell>
              <table:table-cell office:value-type="float" office:value="-41.68">
                <text:p>-41.68</text:p>
              </table:table-cell>
              <table:table-cell office:value-type="float" office:value="-41.69">
                <text:p>-41.69</text:p>
              </table:table-cell>
              <table:table-cell office:value-type="float" office:value="-41.96">
                <text:p>-41.96</text:p>
              </table:table-cell>
              <table:table-cell office:value-type="float" office:value="-40.9">
                <text:p>-40.9</text:p>
              </table:table-cell>
              <table:table-cell office:value-type="float" office:value="-40.66">
                <text:p>-40.66</text:p>
              </table:table-cell>
              <table:table-cell office:value-type="float" office:value="-39.35">
                <text:p>-39.35</text:p>
              </table:table-cell>
              <table:table-cell office:value-type="float" office:value="-35.11">
                <text:p>-35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7cm" svg:height="8.997cm" xlink:href=".." xlink:type="simple" chart:class="chart:line" chart:style-name="ch1">
        <chart:title svg:x="7.309cm" svg:y="0.314cm" chart:style-name="ch2">
          <text:p>Media</text:p>
        </chart:title>
        <chart:legend chart:legend-position="end" svg:x="13.31cm" svg:y="2.353cm" style:legend-expansion="high" chart:style-name="ch3"/>
        <chart:plot-area chart:style-name="ch4" table:cell-range-address="mean.A1:mean.K9" chart:data-source-has-labels="both" svg:x="1.278cm" svg:y="1.194cm" svg:width="11.713cm" svg:height="6.695cm">
          <chartooo:coordinate-region svg:x="2.005cm" svg:y="1.353cm" svg:width="10.799cm" svg:height="6.377cm"/>
          <chart:axis chart:dimension="x" chart:name="primary-x" chart:style-name="ch5" chartooo:axis-type="auto">
            <chartooo:date-scale/>
            <chart:title svg:x="6.19cm" svg:y="8.068cm" chart:style-name="ch6">
              <text:p>distanza (m)</text:p>
            </chart:title>
            <chart:categories table:cell-range-address="mean.A2:mean.A9"/>
            <chart:grid chart:style-name="ch7" chart:class="major"/>
          </chart:axis>
          <chart:axis chart:dimension="y" chart:name="primary-y" chart:style-name="ch5">
            <chart:title svg:x="0.451cm" svg:y="4.969cm" chart:style-name="ch8">
              <text:p>RSSI</text:p>
            </chart:title>
            <chart:grid chart:style-name="ch7" chart:class="major"/>
          </chart:axis>
          <chart:series chart:style-name="ch9" chart:values-cell-range-address="mean.B2:mean.B9" chart:label-cell-address="mean.B1:mean.B1" chart:class="chart:line">
            <chart:data-point chart:repeated="8"/>
          </chart:series>
          <chart:series chart:style-name="ch10" chart:values-cell-range-address="mean.C2:mean.C9" chart:label-cell-address="mean.C1:mean.C1" chart:class="chart:line">
            <chart:data-point chart:repeated="8"/>
          </chart:series>
          <chart:series chart:style-name="ch11" chart:values-cell-range-address="mean.D2:mean.D9" chart:label-cell-address="mean.D1:mean.D1" chart:class="chart:line">
            <chart:data-point chart:repeated="8"/>
          </chart:series>
          <chart:series chart:style-name="ch12" chart:values-cell-range-address="mean.E2:mean.E9" chart:label-cell-address="mean.E1:mean.E1" chart:class="chart:line">
            <chart:data-point chart:repeated="8"/>
          </chart:series>
          <chart:series chart:style-name="ch13" chart:values-cell-range-address="mean.F2:mean.F9" chart:label-cell-address="mean.F1:mean.F1" chart:class="chart:line">
            <chart:data-point chart:repeated="8"/>
          </chart:series>
          <chart:series chart:style-name="ch14" chart:values-cell-range-address="mean.G2:mean.G9" chart:label-cell-address="mean.G1:mean.G1" chart:class="chart:line">
            <chart:data-point chart:repeated="8"/>
          </chart:series>
          <chart:series chart:style-name="ch15" chart:values-cell-range-address="mean.H2:mean.H9" chart:label-cell-address="mean.H1:mean.H1" chart:class="chart:line">
            <chart:data-point chart:repeated="8"/>
          </chart:series>
          <chart:series chart:style-name="ch16" chart:values-cell-range-address="mean.I2:mean.I9" chart:label-cell-address="mean.I1:mean.I1" chart:class="chart:line">
            <chart:data-point chart:repeated="8"/>
          </chart:series>
          <chart:series chart:style-name="ch17" chart:values-cell-range-address="mean.J2:mean.J9" chart:label-cell-address="mean.J1:mean.J1" chart:class="chart:line">
            <chart:data-point chart:repeated="8"/>
          </chart:series>
          <chart:series chart:style-name="ch18" chart:values-cell-range-address="mean.K2:mean.K9" chart:label-cell-address="mean.K1:mean.K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mean.B1:mean.B1</svg:desc>
                </draw:g>
              </table:table-cell>
              <table:table-cell office:value-type="string">
                <text:p>Modo 2</text:p>
                <draw:g>
                  <svg:desc>mean.C1:mean.C1</svg:desc>
                </draw:g>
              </table:table-cell>
              <table:table-cell office:value-type="string">
                <text:p>Modo 3</text:p>
                <draw:g>
                  <svg:desc>mean.D1:mean.D1</svg:desc>
                </draw:g>
              </table:table-cell>
              <table:table-cell office:value-type="string">
                <text:p> Modo 4</text:p>
                <draw:g>
                  <svg:desc>mean.E1:mean.E1</svg:desc>
                </draw:g>
              </table:table-cell>
              <table:table-cell office:value-type="string">
                <text:p>Modo 5</text:p>
                <draw:g>
                  <svg:desc>mean.F1:mean.F1</svg:desc>
                </draw:g>
              </table:table-cell>
              <table:table-cell office:value-type="string">
                <text:p>Modo 6</text:p>
                <draw:g>
                  <svg:desc>mean.G1:mean.G1</svg:desc>
                </draw:g>
              </table:table-cell>
              <table:table-cell office:value-type="string">
                <text:p>Modo 7</text:p>
                <draw:g>
                  <svg:desc>mean.H1:mean.H1</svg:desc>
                </draw:g>
              </table:table-cell>
              <table:table-cell office:value-type="string">
                <text:p>Modo 8</text:p>
                <draw:g>
                  <svg:desc>mean.I1:mean.I1</svg:desc>
                </draw:g>
              </table:table-cell>
              <table:table-cell office:value-type="string">
                <text:p>Modo 9 </text:p>
                <draw:g>
                  <svg:desc>mean.J1:mean.J1</svg:desc>
                </draw:g>
              </table:table-cell>
              <table:table-cell office:value-type="string">
                <text:p>Modo 10</text:p>
                <draw:g>
                  <svg:desc>mean.K1:mean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an.A2:mean.A9</svg:desc>
                </draw:g>
              </table:table-cell>
              <table:table-cell office:value-type="float" office:value="-42.8">
                <text:p>-42.8</text:p>
                <draw:g>
                  <svg:desc>mean.B2:mean.B9</svg:desc>
                </draw:g>
              </table:table-cell>
              <table:table-cell office:value-type="float" office:value="-41.77">
                <text:p>-41.77</text:p>
                <draw:g>
                  <svg:desc>mean.C2:mean.C9</svg:desc>
                </draw:g>
              </table:table-cell>
              <table:table-cell office:value-type="float" office:value="-42.59">
                <text:p>-42.59</text:p>
                <draw:g>
                  <svg:desc>mean.D2:mean.D9</svg:desc>
                </draw:g>
              </table:table-cell>
              <table:table-cell office:value-type="float" office:value="-41.68">
                <text:p>-41.68</text:p>
                <draw:g>
                  <svg:desc>mean.E2:mean.E9</svg:desc>
                </draw:g>
              </table:table-cell>
              <table:table-cell office:value-type="float" office:value="-41.69">
                <text:p>-41.69</text:p>
                <draw:g>
                  <svg:desc>mean.F2:mean.F9</svg:desc>
                </draw:g>
              </table:table-cell>
              <table:table-cell office:value-type="float" office:value="-41.96">
                <text:p>-41.96</text:p>
                <draw:g>
                  <svg:desc>mean.G2:mean.G9</svg:desc>
                </draw:g>
              </table:table-cell>
              <table:table-cell office:value-type="float" office:value="-40.9">
                <text:p>-40.9</text:p>
                <draw:g>
                  <svg:desc>mean.H2:mean.H9</svg:desc>
                </draw:g>
              </table:table-cell>
              <table:table-cell office:value-type="float" office:value="-40.66">
                <text:p>-40.66</text:p>
                <draw:g>
                  <svg:desc>mean.I2:mean.I9</svg:desc>
                </draw:g>
              </table:table-cell>
              <table:table-cell office:value-type="float" office:value="-39.35">
                <text:p>-39.35</text:p>
                <draw:g>
                  <svg:desc>mean.J2:mean.J9</svg:desc>
                </draw:g>
              </table:table-cell>
              <table:table-cell office:value-type="float" office:value="-35.11">
                <text:p>-35.11</text:p>
                <draw:g>
                  <svg:desc>mean.K2:mean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56.39">
                <text:p>-56.39</text:p>
              </table:table-cell>
              <table:table-cell office:value-type="float" office:value="-55.74">
                <text:p>-55.74</text:p>
              </table:table-cell>
              <table:table-cell office:value-type="float" office:value="-51.69">
                <text:p>-51.69</text:p>
              </table:table-cell>
              <table:table-cell office:value-type="float" office:value="-54.52">
                <text:p>-54.52</text:p>
              </table:table-cell>
              <table:table-cell office:value-type="float" office:value="-51.08">
                <text:p>-51.08</text:p>
              </table:table-cell>
              <table:table-cell office:value-type="float" office:value="-50.06">
                <text:p>-50.06</text:p>
              </table:table-cell>
              <table:table-cell office:value-type="float" office:value="-50.49">
                <text:p>-50.49</text:p>
              </table:table-cell>
              <table:table-cell office:value-type="float" office:value="-49.42">
                <text:p>-49.42</text:p>
              </table:table-cell>
              <table:table-cell office:value-type="float" office:value="-48.88">
                <text:p>-48.88</text:p>
              </table:table-cell>
              <table:table-cell office:value-type="float" office:value="-44.45">
                <text:p>-44.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67.7">
                <text:p>-67.7</text:p>
              </table:table-cell>
              <table:table-cell office:value-type="float" office:value="-67.19">
                <text:p>-67.19</text:p>
              </table:table-cell>
              <table:table-cell office:value-type="float" office:value="-63.47">
                <text:p>-63.47</text:p>
              </table:table-cell>
              <table:table-cell office:value-type="float" office:value="-65.72">
                <text:p>-65.72</text:p>
              </table:table-cell>
              <table:table-cell office:value-type="float" office:value="-63.22">
                <text:p>-63.22</text:p>
              </table:table-cell>
              <table:table-cell office:value-type="float" office:value="-62.68">
                <text:p>-62.68</text:p>
              </table:table-cell>
              <table:table-cell office:value-type="float" office:value="-62.54">
                <text:p>-62.54</text:p>
              </table:table-cell>
              <table:table-cell office:value-type="float" office:value="-62.21">
                <text:p>-62.21</text:p>
              </table:table-cell>
              <table:table-cell office:value-type="float" office:value="-61.5">
                <text:p>-61.5</text:p>
              </table:table-cell>
              <table:table-cell office:value-type="float" office:value="-57.8">
                <text:p>-57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69.08">
                <text:p>-69.08</text:p>
              </table:table-cell>
              <table:table-cell office:value-type="float" office:value="-68.51">
                <text:p>-68.51</text:p>
              </table:table-cell>
              <table:table-cell office:value-type="float" office:value="-64.83">
                <text:p>-64.83</text:p>
              </table:table-cell>
              <table:table-cell office:value-type="float" office:value="-67.34">
                <text:p>-67.34</text:p>
              </table:table-cell>
              <table:table-cell office:value-type="float" office:value="-63.95">
                <text:p>-63.95</text:p>
              </table:table-cell>
              <table:table-cell office:value-type="float" office:value="-63.31">
                <text:p>-63.31</text:p>
              </table:table-cell>
              <table:table-cell office:value-type="float" office:value="-63.45">
                <text:p>-63.45</text:p>
              </table:table-cell>
              <table:table-cell office:value-type="float" office:value="-63.02">
                <text:p>-63.02</text:p>
              </table:table-cell>
              <table:table-cell office:value-type="float" office:value="-62.9">
                <text:p>-62.9</text:p>
              </table:table-cell>
              <table:table-cell office:value-type="float" office:value="-58.77">
                <text:p>-58.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9.94">
                <text:p>-69.94</text:p>
              </table:table-cell>
              <table:table-cell office:value-type="float" office:value="-68.88">
                <text:p>-68.88</text:p>
              </table:table-cell>
              <table:table-cell office:value-type="float" office:value="-66.29">
                <text:p>-66.29</text:p>
              </table:table-cell>
              <table:table-cell office:value-type="float" office:value="-68.06">
                <text:p>-68.06</text:p>
              </table:table-cell>
              <table:table-cell office:value-type="float" office:value="-65">
                <text:p>-65</text:p>
              </table:table-cell>
              <table:table-cell office:value-type="float" office:value="-62.99">
                <text:p>-62.99</text:p>
              </table:table-cell>
              <table:table-cell office:value-type="float" office:value="-64.71">
                <text:p>-64.71</text:p>
              </table:table-cell>
              <table:table-cell office:value-type="float" office:value="-64.01">
                <text:p>-64.01</text:p>
              </table:table-cell>
              <table:table-cell office:value-type="float" office:value="-63.72">
                <text:p>-63.72</text:p>
              </table:table-cell>
              <table:table-cell office:value-type="float" office:value="-60.08">
                <text:p>-60.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74.05">
                <text:p>-74.05</text:p>
              </table:table-cell>
              <table:table-cell office:value-type="float" office:value="-73.05">
                <text:p>-73.05</text:p>
              </table:table-cell>
              <table:table-cell office:value-type="float" office:value="-69.58">
                <text:p>-69.58</text:p>
              </table:table-cell>
              <table:table-cell office:value-type="float" office:value="-71.38">
                <text:p>-71.38</text:p>
              </table:table-cell>
              <table:table-cell office:value-type="float" office:value="-68.66">
                <text:p>-68.66</text:p>
              </table:table-cell>
              <table:table-cell office:value-type="float" office:value="-67.63">
                <text:p>-67.63</text:p>
              </table:table-cell>
              <table:table-cell office:value-type="float" office:value="-68.39">
                <text:p>-68.39</text:p>
              </table:table-cell>
              <table:table-cell office:value-type="float" office:value="-65.36">
                <text:p>-65.36</text:p>
              </table:table-cell>
              <table:table-cell office:value-type="float" office:value="-66.61">
                <text:p>-66.61</text:p>
              </table:table-cell>
              <table:table-cell office:value-type="float" office:value="-64.84">
                <text:p>-64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4.16">
                <text:p>-74.16</text:p>
              </table:table-cell>
              <table:table-cell office:value-type="float" office:value="-73.21">
                <text:p>-73.21</text:p>
              </table:table-cell>
              <table:table-cell office:value-type="float" office:value="-69.73">
                <text:p>-69.73</text:p>
              </table:table-cell>
              <table:table-cell office:value-type="float" office:value="-70.53">
                <text:p>-70.53</text:p>
              </table:table-cell>
              <table:table-cell office:value-type="float" office:value="-70.26">
                <text:p>-70.26</text:p>
              </table:table-cell>
              <table:table-cell office:value-type="float" office:value="-68.71">
                <text:p>-68.71</text:p>
              </table:table-cell>
              <table:table-cell office:value-type="float" office:value="-68.89">
                <text:p>-68.89</text:p>
              </table:table-cell>
              <table:table-cell office:value-type="float" office:value="-65.87">
                <text:p>-65.87</text:p>
              </table:table-cell>
              <table:table-cell office:value-type="float" office:value="-67.43">
                <text:p>-67.43</text:p>
              </table:table-cell>
              <table:table-cell office:value-type="float" office:value="-66.63">
                <text:p>-66.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75.5">
                <text:p>-75.5</text:p>
              </table:table-cell>
              <table:table-cell office:value-type="float" office:value="-73.5">
                <text:p>-73.5</text:p>
              </table:table-cell>
              <table:table-cell office:value-type="float" office:value="-70.45">
                <text:p>-70.45</text:p>
              </table:table-cell>
              <table:table-cell office:value-type="float" office:value="-70.33">
                <text:p>-70.33</text:p>
              </table:table-cell>
              <table:table-cell office:value-type="float" office:value="-69.17">
                <text:p>-69.17</text:p>
              </table:table-cell>
              <table:table-cell office:value-type="float" office:value="-67.5">
                <text:p>-67.5</text:p>
              </table:table-cell>
              <table:table-cell office:value-type="float" office:value="-69.48">
                <text:p>-69.48</text:p>
              </table:table-cell>
              <table:table-cell office:value-type="float" office:value="-67.02">
                <text:p>-67.02</text:p>
              </table:table-cell>
              <table:table-cell office:value-type="float" office:value="-66.95">
                <text:p>-66.95</text:p>
              </table:table-cell>
              <table:table-cell office:value-type="float" office:value="-65.88">
                <text:p>-65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2.355cm" style:legend-expansion="high" chart:style-name="ch2"/>
        <chart:plot-area chart:style-name="ch3" table:cell-range-address="mode.A1:mode.K9" chart:data-source-has-labels="both" svg:x="0.32cm" svg:y="0.18cm" svg:width="12.693cm" svg:height="8.64cm">
          <chartooo:coordinate-region svg:x="1.047cm" svg:y="0.34cm" svg:width="11.779cm" svg:height="8.321cm"/>
          <chart:axis chart:dimension="x" chart:name="primary-x" chart:style-name="ch4" chartooo:axis-type="auto">
            <chartooo:date-scale/>
            <chart:categories table:cell-range-address="mode.A2:mode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de.B2:mode.B9" chart:label-cell-address="mode.B1:mode.B1" chart:class="chart:line">
            <chart:data-point chart:repeated="8"/>
          </chart:series>
          <chart:series chart:style-name="ch7" chart:values-cell-range-address="mode.C2:mode.C9" chart:label-cell-address="mode.C1:mode.C1" chart:class="chart:line">
            <chart:data-point chart:repeated="8"/>
          </chart:series>
          <chart:series chart:style-name="ch8" chart:values-cell-range-address="mode.D2:mode.D9" chart:label-cell-address="mode.D1:mode.D1" chart:class="chart:line">
            <chart:data-point chart:repeated="8"/>
          </chart:series>
          <chart:series chart:style-name="ch9" chart:values-cell-range-address="mode.E2:mode.E9" chart:label-cell-address="mode.E1:mode.E1" chart:class="chart:line">
            <chart:data-point chart:repeated="8"/>
          </chart:series>
          <chart:series chart:style-name="ch10" chart:values-cell-range-address="mode.F2:mode.F9" chart:label-cell-address="mode.F1:mode.F1" chart:class="chart:line">
            <chart:data-point chart:repeated="8"/>
          </chart:series>
          <chart:series chart:style-name="ch11" chart:values-cell-range-address="mode.G2:mode.G9" chart:label-cell-address="mode.G1:mode.G1" chart:class="chart:line">
            <chart:data-point chart:repeated="8"/>
          </chart:series>
          <chart:series chart:style-name="ch12" chart:values-cell-range-address="mode.H2:mode.H9" chart:label-cell-address="mode.H1:mode.H1" chart:class="chart:line">
            <chart:data-point chart:repeated="8"/>
          </chart:series>
          <chart:series chart:style-name="ch13" chart:values-cell-range-address="mode.I2:mode.I9" chart:label-cell-address="mode.I1:mode.I1" chart:class="chart:line">
            <chart:data-point chart:repeated="8"/>
          </chart:series>
          <chart:series chart:style-name="ch14" chart:values-cell-range-address="mode.J2:mode.J9" chart:label-cell-address="mode.J1:mode.J1" chart:class="chart:line">
            <chart:data-point chart:repeated="8"/>
          </chart:series>
          <chart:series chart:style-name="ch15" chart:values-cell-range-address="mode.K2:mode.K9" chart:label-cell-address="mode.K1:mode.K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mode.B1:mode.B1</svg:desc>
                </draw:g>
              </table:table-cell>
              <table:table-cell office:value-type="string">
                <text:p>Modo 2</text:p>
                <draw:g>
                  <svg:desc>mode.C1:mode.C1</svg:desc>
                </draw:g>
              </table:table-cell>
              <table:table-cell office:value-type="string">
                <text:p>Modo 3</text:p>
                <draw:g>
                  <svg:desc>mode.D1:mode.D1</svg:desc>
                </draw:g>
              </table:table-cell>
              <table:table-cell office:value-type="string">
                <text:p> Modo 4</text:p>
                <draw:g>
                  <svg:desc>mode.E1:mode.E1</svg:desc>
                </draw:g>
              </table:table-cell>
              <table:table-cell office:value-type="string">
                <text:p>Modo 5</text:p>
                <draw:g>
                  <svg:desc>mode.F1:mode.F1</svg:desc>
                </draw:g>
              </table:table-cell>
              <table:table-cell office:value-type="string">
                <text:p>Modo 6</text:p>
                <draw:g>
                  <svg:desc>mode.G1:mode.G1</svg:desc>
                </draw:g>
              </table:table-cell>
              <table:table-cell office:value-type="string">
                <text:p>Modo 7</text:p>
                <draw:g>
                  <svg:desc>mode.H1:mode.H1</svg:desc>
                </draw:g>
              </table:table-cell>
              <table:table-cell office:value-type="string">
                <text:p>Modo 8</text:p>
                <draw:g>
                  <svg:desc>mode.I1:mode.I1</svg:desc>
                </draw:g>
              </table:table-cell>
              <table:table-cell office:value-type="string">
                <text:p>Modo 9 </text:p>
                <draw:g>
                  <svg:desc>mode.J1:mode.J1</svg:desc>
                </draw:g>
              </table:table-cell>
              <table:table-cell office:value-type="string">
                <text:p>Modo 10</text:p>
                <draw:g>
                  <svg:desc>mode.K1:mode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ode.A2:mode.A9</svg:desc>
                </draw:g>
              </table:table-cell>
              <table:table-cell office:value-type="float" office:value="-44">
                <text:p>-44</text:p>
                <draw:g>
                  <svg:desc>mode.B2:mode.B9</svg:desc>
                </draw:g>
              </table:table-cell>
              <table:table-cell office:value-type="float" office:value="-42">
                <text:p>-42</text:p>
                <draw:g>
                  <svg:desc>mode.C2:mode.C9</svg:desc>
                </draw:g>
              </table:table-cell>
              <table:table-cell office:value-type="float" office:value="-43">
                <text:p>-43</text:p>
                <draw:g>
                  <svg:desc>mode.D2:mode.D9</svg:desc>
                </draw:g>
              </table:table-cell>
              <table:table-cell office:value-type="float" office:value="-42">
                <text:p>-42</text:p>
                <draw:g>
                  <svg:desc>mode.E2:mode.E9</svg:desc>
                </draw:g>
              </table:table-cell>
              <table:table-cell office:value-type="float" office:value="-42">
                <text:p>-42</text:p>
                <draw:g>
                  <svg:desc>mode.F2:mode.F9</svg:desc>
                </draw:g>
              </table:table-cell>
              <table:table-cell office:value-type="float" office:value="-42">
                <text:p>-42</text:p>
                <draw:g>
                  <svg:desc>mode.G2:mode.G9</svg:desc>
                </draw:g>
              </table:table-cell>
              <table:table-cell office:value-type="float" office:value="-41">
                <text:p>-41</text:p>
                <draw:g>
                  <svg:desc>mode.H2:mode.H9</svg:desc>
                </draw:g>
              </table:table-cell>
              <table:table-cell office:value-type="float" office:value="-41">
                <text:p>-41</text:p>
                <draw:g>
                  <svg:desc>mode.I2:mode.I9</svg:desc>
                </draw:g>
              </table:table-cell>
              <table:table-cell office:value-type="float" office:value="-39">
                <text:p>-39</text:p>
                <draw:g>
                  <svg:desc>mode.J2:mode.J9</svg:desc>
                </draw:g>
              </table:table-cell>
              <table:table-cell office:value-type="float" office:value="-35">
                <text:p>-35</text:p>
                <draw:g>
                  <svg:desc>mode.K2:mode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57">
                <text:p>-57</text:p>
              </table:table-cell>
              <table:table-cell office:value-type="float" office:value="-55">
                <text:p>-55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68">
                <text:p>-68</text:p>
              </table:table-cell>
              <table:table-cell office:value-type="float" office:value="-66">
                <text:p>-66</text:p>
              </table:table-cell>
              <table:table-cell office:value-type="float" office:value="-63">
                <text:p>-63</text:p>
              </table:table-cell>
              <table:table-cell office:value-type="float" office:value="-66">
                <text:p>-66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1">
                <text:p>-6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65">
                <text:p>-65</text:p>
              </table:table-cell>
              <table:table-cell office:value-type="float" office:value="-63">
                <text:p>-63</text:p>
              </table:table-cell>
              <table:table-cell office:value-type="float" office:value="-65">
                <text:p>-65</text:p>
              </table:table-cell>
              <table:table-cell office:value-type="float" office:value="-63">
                <text:p>-63</text:p>
              </table:table-cell>
              <table:table-cell office:value-type="float" office:value="-64">
                <text:p>-6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-69">
                <text:p>-6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6">
                <text:p>-66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1">
                <text:p>-71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-69">
                <text:p>-69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2.355cm" style:legend-expansion="high" chart:style-name="ch2"/>
        <chart:plot-area chart:style-name="ch3" table:cell-range-address="median.A2:median.K9 median.B1:median.K1" chart:data-source-has-labels="both" svg:x="0.32cm" svg:y="0.18cm" svg:width="12.693cm" svg:height="8.64cm">
          <chartooo:coordinate-region svg:x="1.047cm" svg:y="0.34cm" svg:width="11.779cm" svg:height="8.321cm"/>
          <chart:axis chart:dimension="x" chart:name="primary-x" chart:style-name="ch4" chartooo:axis-type="auto">
            <chartooo:date-scale/>
            <chart:categories table:cell-range-address="median.A2:median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dian.B2:median.B9" chart:label-cell-address="median.B1:median.B1" chart:class="chart:line">
            <chart:data-point chart:repeated="8"/>
          </chart:series>
          <chart:series chart:style-name="ch7" chart:values-cell-range-address="median.C2:median.C9" chart:label-cell-address="median.C1:median.C1" chart:class="chart:line">
            <chart:data-point chart:repeated="8"/>
          </chart:series>
          <chart:series chart:style-name="ch8" chart:values-cell-range-address="median.D2:median.D9" chart:label-cell-address="median.D1:median.D1" chart:class="chart:line">
            <chart:data-point chart:repeated="8"/>
          </chart:series>
          <chart:series chart:style-name="ch9" chart:values-cell-range-address="median.E2:median.E9" chart:label-cell-address="median.E1:median.E1" chart:class="chart:line">
            <chart:data-point chart:repeated="8"/>
          </chart:series>
          <chart:series chart:style-name="ch10" chart:values-cell-range-address="median.F2:median.F9" chart:label-cell-address="median.F1:median.F1" chart:class="chart:line">
            <chart:data-point chart:repeated="8"/>
          </chart:series>
          <chart:series chart:style-name="ch11" chart:values-cell-range-address="median.G2:median.G9" chart:label-cell-address="median.G1:median.G1" chart:class="chart:line">
            <chart:data-point chart:repeated="8"/>
          </chart:series>
          <chart:series chart:style-name="ch12" chart:values-cell-range-address="median.H2:median.H9" chart:label-cell-address="median.H1:median.H1" chart:class="chart:line">
            <chart:data-point chart:repeated="8"/>
          </chart:series>
          <chart:series chart:style-name="ch13" chart:values-cell-range-address="median.I2:median.I9" chart:label-cell-address="median.I1:median.I1" chart:class="chart:line">
            <chart:data-point chart:repeated="8"/>
          </chart:series>
          <chart:series chart:style-name="ch14" chart:values-cell-range-address="median.J2:median.J9" chart:label-cell-address="median.J1:median.J1" chart:class="chart:line">
            <chart:data-point chart:repeated="8"/>
          </chart:series>
          <chart:series chart:style-name="ch15" chart:values-cell-range-address="median.K2:median.K9" chart:label-cell-address="median.K1:median.K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median.B1:median.B1</svg:desc>
                </draw:g>
              </table:table-cell>
              <table:table-cell office:value-type="string">
                <text:p>Modo 2</text:p>
                <draw:g>
                  <svg:desc>median.C1:median.C1</svg:desc>
                </draw:g>
              </table:table-cell>
              <table:table-cell office:value-type="string">
                <text:p>Modo 3</text:p>
                <draw:g>
                  <svg:desc>median.D1:median.D1</svg:desc>
                </draw:g>
              </table:table-cell>
              <table:table-cell office:value-type="string">
                <text:p> Modo 4</text:p>
                <draw:g>
                  <svg:desc>median.E1:median.E1</svg:desc>
                </draw:g>
              </table:table-cell>
              <table:table-cell office:value-type="string">
                <text:p>Modo 5</text:p>
                <draw:g>
                  <svg:desc>median.F1:median.F1</svg:desc>
                </draw:g>
              </table:table-cell>
              <table:table-cell office:value-type="string">
                <text:p>Modo 6</text:p>
                <draw:g>
                  <svg:desc>median.G1:median.G1</svg:desc>
                </draw:g>
              </table:table-cell>
              <table:table-cell office:value-type="string">
                <text:p>Modo 7</text:p>
                <draw:g>
                  <svg:desc>median.H1:median.H1</svg:desc>
                </draw:g>
              </table:table-cell>
              <table:table-cell office:value-type="string">
                <text:p>Modo 8</text:p>
                <draw:g>
                  <svg:desc>median.I1:median.I1</svg:desc>
                </draw:g>
              </table:table-cell>
              <table:table-cell office:value-type="string">
                <text:p>Modo 9 </text:p>
                <draw:g>
                  <svg:desc>median.J1:median.J1</svg:desc>
                </draw:g>
              </table:table-cell>
              <table:table-cell office:value-type="string">
                <text:p>Modo 10</text:p>
                <draw:g>
                  <svg:desc>median.K1:median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dian.A2:median.A9</svg:desc>
                </draw:g>
              </table:table-cell>
              <table:table-cell office:value-type="float" office:value="-43">
                <text:p>-43</text:p>
                <draw:g>
                  <svg:desc>median.B2:median.B9</svg:desc>
                </draw:g>
              </table:table-cell>
              <table:table-cell office:value-type="float" office:value="-42">
                <text:p>-42</text:p>
                <draw:g>
                  <svg:desc>median.C2:median.C9</svg:desc>
                </draw:g>
              </table:table-cell>
              <table:table-cell office:value-type="float" office:value="-43">
                <text:p>-43</text:p>
                <draw:g>
                  <svg:desc>median.D2:median.D9</svg:desc>
                </draw:g>
              </table:table-cell>
              <table:table-cell office:value-type="float" office:value="-42">
                <text:p>-42</text:p>
                <draw:g>
                  <svg:desc>median.E2:median.E9</svg:desc>
                </draw:g>
              </table:table-cell>
              <table:table-cell office:value-type="float" office:value="-42">
                <text:p>-42</text:p>
                <draw:g>
                  <svg:desc>median.F2:median.F9</svg:desc>
                </draw:g>
              </table:table-cell>
              <table:table-cell office:value-type="float" office:value="-42">
                <text:p>-42</text:p>
                <draw:g>
                  <svg:desc>median.G2:median.G9</svg:desc>
                </draw:g>
              </table:table-cell>
              <table:table-cell office:value-type="float" office:value="-41">
                <text:p>-41</text:p>
                <draw:g>
                  <svg:desc>median.H2:median.H9</svg:desc>
                </draw:g>
              </table:table-cell>
              <table:table-cell office:value-type="float" office:value="-41">
                <text:p>-41</text:p>
                <draw:g>
                  <svg:desc>median.I2:median.I9</svg:desc>
                </draw:g>
              </table:table-cell>
              <table:table-cell office:value-type="float" office:value="-39">
                <text:p>-39</text:p>
                <draw:g>
                  <svg:desc>median.J2:median.J9</svg:desc>
                </draw:g>
              </table:table-cell>
              <table:table-cell office:value-type="float" office:value="-35">
                <text:p>-35</text:p>
                <draw:g>
                  <svg:desc>median.K2:median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57">
                <text:p>-57</text:p>
              </table:table-cell>
              <table:table-cell office:value-type="float" office:value="-55.5">
                <text:p>-55.5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-51">
                <text:p>-51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68">
                <text:p>-68</text:p>
              </table:table-cell>
              <table:table-cell office:value-type="float" office:value="-67">
                <text:p>-67</text:p>
              </table:table-cell>
              <table:table-cell office:value-type="float" office:value="-63">
                <text:p>-63</text:p>
              </table:table-cell>
              <table:table-cell office:value-type="float" office:value="-66">
                <text:p>-66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2">
                <text:p>-62</text:p>
              </table:table-cell>
              <table:table-cell office:value-type="float" office:value="-61.5">
                <text:p>-61.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69">
                <text:p>-69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1">
                <text:p>-6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65">
                <text:p>-65</text:p>
              </table:table-cell>
              <table:table-cell office:value-type="float" office:value="-63">
                <text:p>-63</text:p>
              </table:table-cell>
              <table:table-cell office:value-type="float" office:value="-65">
                <text:p>-65</text:p>
              </table:table-cell>
              <table:table-cell office:value-type="float" office:value="-63">
                <text:p>-63</text:p>
              </table:table-cell>
              <table:table-cell office:value-type="float" office:value="-64">
                <text:p>-6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0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-69">
                <text:p>-6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6">
                <text:p>-66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75">
                <text:p>-75</text:p>
              </table:table-cell>
              <table:table-cell office:value-type="float" office:value="-73.5">
                <text:p>-73.5</text:p>
              </table:table-cell>
              <table:table-cell office:value-type="float" office:value="-71">
                <text:p>-71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-69">
                <text:p>-69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1.884cm" svg:y="4.034cm" style:legend-expansion="high" chart:style-name="ch2"/>
        <chart:plot-area chart:style-name="ch3" table:cell-range-address="st_dev.A3:st_dev.C9 st_dev.B1:st_dev.C2" chart:data-source-has-labels="both" svg:x="0.319cm" svg:y="0.18cm" svg:width="11.246cm" svg:height="8.646cm">
          <chartooo:coordinate-region svg:x="0.94cm" svg:y="0.341cm" svg:width="10.625cm" svg:height="7.917cm"/>
          <chart:axis chart:dimension="x" chart:name="primary-x" chart:style-name="ch4" chartooo:axis-type="auto">
            <chartooo:date-scale/>
            <chart:categories table:cell-range-address="st_dev.A3:st_dev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_dev.B3:st_dev.B9" chart:label-cell-address="st_dev.B1:st_dev.B2" chart:class="chart:bar">
            <chart:data-point chart:repeated="7"/>
          </chart:series>
          <chart:series chart:style-name="ch8" chart:values-cell-range-address="st_dev.C3:st_dev.C9" chart:label-cell-address="st_dev.C1:st_dev.C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Ra Mode 1 std_dev</text:p>
                <text:list>
                  <text:list-item>
                    <text:p>LoRa Mode 1</text:p>
                  </text:list-item>
                  <text:list-item>
                    <text:p>std_dev</text:p>
                  </text:list-item>
                </text:list>
                <draw:g>
                  <svg:desc>st_dev.B1:st_dev.B2</svg:desc>
                </draw:g>
              </table:table-cell>
              <table:table-cell office:value-type="string">
                <text:p>media</text:p>
                <text:list>
                  <text:list-item>
                    <text:p/>
                  </text:list-item>
                  <text:list-item>
                    <text:p>media</text:p>
                  </text:list-item>
                </text:list>
                <draw:g>
                  <svg:desc>st_dev.C1:st_dev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t_dev.A3:st_dev.A9</svg:desc>
                </draw:g>
              </table:table-cell>
              <table:table-cell office:value-type="float" office:value="1.09077861172558">
                <text:p>1.09077861172558</text:p>
                <draw:g>
                  <svg:desc>st_dev.B3:st_dev.B9</svg:desc>
                </draw:g>
              </table:table-cell>
              <table:table-cell office:value-type="float" office:value="56.39">
                <text:p>56.39</text:p>
                <draw:g>
                  <svg:desc>st_dev.C3:st_dev.C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0233932683043">
                <text:p>1.7023393268304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17090940038104">
                <text:p>1.17090940038104</text:p>
              </table:table-cell>
              <table:table-cell office:value-type="float" office:value="69.08">
                <text:p>69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9507574666786">
                <text:p>1.69507574666786</text:p>
              </table:table-cell>
              <table:table-cell office:value-type="float" office:value="69.94">
                <text:p>69.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3410477988105">
                <text:p>2.73410477988105</text:p>
              </table:table-cell>
              <table:table-cell office:value-type="float" office:value="74.05">
                <text:p>74.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06664800282291">
                <text:p>1.06664800282291</text:p>
              </table:table-cell>
              <table:table-cell office:value-type="float" office:value="74.16">
                <text:p>74.1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5815005226041">
                <text:p>1.5815005226041</text:p>
              </table:table-cell>
              <table:table-cell office:value-type="float" office:value="75.5">
                <text:p>75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698cm" svg:y="4.034cm" style:legend-expansion="high" chart:style-name="ch2"/>
        <chart:plot-area chart:style-name="ch3" table:cell-range-address="st_dev.D3:st_dev.F9 st_dev.E1:st_dev.F2" chart:data-source-has-labels="both" svg:x="0.319cm" svg:y="0.18cm" svg:width="11.06cm" svg:height="8.646cm">
          <chartooo:coordinate-region svg:x="0.94cm" svg:y="0.341cm" svg:width="10.439cm" svg:height="7.917cm"/>
          <chart:axis chart:dimension="x" chart:name="primary-x" chart:style-name="ch4" chartooo:axis-type="auto">
            <chartooo:date-scale/>
            <chart:categories table:cell-range-address="st_dev.D3:st_dev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_dev.E3:st_dev.E9" chart:label-cell-address="st_dev.E1:st_dev.E2" chart:class="chart:bar">
            <chart:data-point chart:repeated="7"/>
          </chart:series>
          <chart:series chart:style-name="ch8" chart:values-cell-range-address="st_dev.F3:st_dev.F9" chart:label-cell-address="st_dev.F1:st_dev.F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Ra Mode 10 std_dev</text:p>
                <text:list>
                  <text:list-item>
                    <text:p>LoRa Mode 10</text:p>
                  </text:list-item>
                  <text:list-item>
                    <text:p>std_dev</text:p>
                  </text:list-item>
                </text:list>
                <draw:g>
                  <svg:desc>st_dev.E1:st_dev.E2</svg:desc>
                </draw:g>
              </table:table-cell>
              <table:table-cell office:value-type="string">
                <text:p>mean</text:p>
                <text:list>
                  <text:list-item>
                    <text:p/>
                  </text:list-item>
                  <text:list-item>
                    <text:p>mean</text:p>
                  </text:list-item>
                </text:list>
                <draw:g>
                  <svg:desc>st_dev.F1:st_dev.F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t_dev.D3:st_dev.D9</svg:desc>
                </draw:g>
              </table:table-cell>
              <table:table-cell office:value-type="float" office:value="0.519809599951772">
                <text:p>0.519809599951772</text:p>
                <draw:g>
                  <svg:desc>st_dev.E3:st_dev.E9</svg:desc>
                </draw:g>
              </table:table-cell>
              <table:table-cell office:value-type="float" office:value="44.45">
                <text:p>44.45</text:p>
                <draw:g>
                  <svg:desc>st_dev.F3:st_dev.F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4454925202592">
                <text:p>0.494454925202592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6716898556188">
                <text:p>0.43671689855618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4485464665091">
                <text:p>1.34485464665091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83314263446331">
                <text:p>0.383314263446331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5574491564281">
                <text:p>2.45574491564281</text:p>
              </table:table-cell>
              <table:table-cell office:value-type="float" office:value="66.63">
                <text:p>66.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04951461070332">
                <text:p>0.504951461070332</text:p>
              </table:table-cell>
              <table:table-cell office:value-type="float" office:value="65.88">
                <text:p>65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